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05cm" style:rel-column-width="19467*"/>
    </style:style>
    <style:style style:name="Table1.C" style:family="table-column">
      <style:table-column-properties style:column-width="6.9cm" style:rel-column-width="26601*"/>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3cm" fo:margin-left="0.116cm" table:align="left"/>
    </style:style>
    <style:style style:name="Table3.A" style:family="table-column">
      <style:table-column-properties style:column-width="8.391cm"/>
    </style:style>
    <style:style style:name="Table3.B" style:family="table-column">
      <style:table-column-properties style:column-width="8.5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c9211e" officeooo:rsid="0007e653" officeooo:paragraph-rsid="000dcd36"/>
    </style:style>
    <style:style style:name="P2" style:family="paragraph" style:parent-style-name="Standard">
      <style:paragraph-properties fo:text-align="start" style:justify-single-word="false"/>
      <style:text-properties fo:color="#c9211e" officeooo:rsid="00223c7a" officeooo:paragraph-rsid="00223c7a"/>
    </style:style>
    <style:style style:name="P3" style:family="paragraph" style:parent-style-name="Standard">
      <style:paragraph-properties fo:text-align="start" style:justify-single-word="false"/>
      <style:text-properties fo:color="#c9211e" officeooo:rsid="002792b5" officeooo:paragraph-rsid="002792b5"/>
    </style:style>
    <style:style style:name="P4" style:family="paragraph" style:parent-style-name="Standard">
      <style:paragraph-properties fo:text-align="start" style:justify-single-word="false"/>
      <style:text-properties fo:color="#c9211e" officeooo:rsid="002b1a95" officeooo:paragraph-rsid="002b1a95"/>
    </style:style>
    <style:style style:name="P5" style:family="paragraph" style:parent-style-name="Standard">
      <style:paragraph-properties fo:text-align="start" style:justify-single-word="false"/>
      <style:text-properties officeooo:rsid="0007e653" officeooo:paragraph-rsid="0007e653"/>
    </style:style>
    <style:style style:name="P6" style:family="paragraph" style:parent-style-name="Standard">
      <style:paragraph-properties fo:text-align="start" style:justify-single-word="false"/>
      <style:text-properties officeooo:rsid="0007e80c" officeooo:paragraph-rsid="0007e80c"/>
    </style:style>
    <style:style style:name="P7" style:family="paragraph" style:parent-style-name="Standard">
      <style:paragraph-properties fo:text-align="start" style:justify-single-word="false"/>
      <style:text-properties officeooo:rsid="0009d95a" officeooo:paragraph-rsid="0009d95a"/>
    </style:style>
    <style:style style:name="P8" style:family="paragraph" style:parent-style-name="Standard">
      <style:paragraph-properties fo:text-align="start" style:justify-single-word="false"/>
      <style:text-properties officeooo:rsid="000a41c6" officeooo:paragraph-rsid="000a41c6"/>
    </style:style>
    <style:style style:name="P9" style:family="paragraph" style:parent-style-name="Standard">
      <style:paragraph-properties fo:text-align="start" style:justify-single-word="false"/>
      <style:text-properties officeooo:rsid="000a4e50" officeooo:paragraph-rsid="000a4e50"/>
    </style:style>
    <style:style style:name="P10" style:family="paragraph" style:parent-style-name="Standard">
      <style:paragraph-properties fo:text-align="start" style:justify-single-word="false"/>
      <style:text-properties officeooo:rsid="000bfc27" officeooo:paragraph-rsid="000bfc27"/>
    </style:style>
    <style:style style:name="P11" style:family="paragraph" style:parent-style-name="Standard">
      <style:paragraph-properties fo:text-align="start" style:justify-single-word="false"/>
      <style:text-properties officeooo:rsid="000d5b5b" officeooo:paragraph-rsid="000d5b5b"/>
    </style:style>
    <style:style style:name="P12" style:family="paragraph" style:parent-style-name="Standard">
      <style:paragraph-properties fo:text-align="start" style:justify-single-word="false"/>
      <style:text-properties officeooo:rsid="000dcd36" officeooo:paragraph-rsid="000dcd36"/>
    </style:style>
    <style:style style:name="P13" style:family="paragraph" style:parent-style-name="Standard">
      <style:paragraph-properties fo:text-align="start" style:justify-single-word="false"/>
      <style:text-properties officeooo:rsid="000efb48" officeooo:paragraph-rsid="000efb48"/>
    </style:style>
    <style:style style:name="P14" style:family="paragraph" style:parent-style-name="Standard">
      <style:paragraph-properties fo:text-align="start" style:justify-single-word="false"/>
      <style:text-properties officeooo:rsid="000f9e50" officeooo:paragraph-rsid="000f9e50"/>
    </style:style>
    <style:style style:name="P15" style:family="paragraph" style:parent-style-name="Standard">
      <style:paragraph-properties fo:text-align="start" style:justify-single-word="false"/>
      <style:text-properties officeooo:rsid="001147d1" officeooo:paragraph-rsid="001147d1"/>
    </style:style>
    <style:style style:name="P16" style:family="paragraph" style:parent-style-name="Standard">
      <style:paragraph-properties fo:text-align="start" style:justify-single-word="false"/>
      <style:text-properties style:use-window-font-color="true" officeooo:rsid="0007e653" officeooo:paragraph-rsid="0007e653"/>
    </style:style>
    <style:style style:name="P17" style:family="paragraph" style:parent-style-name="Standard">
      <style:paragraph-properties fo:text-align="start" style:justify-single-word="false"/>
      <style:text-properties fo:color="#2a6099" officeooo:rsid="0007e80c" officeooo:paragraph-rsid="0007e80c"/>
    </style:style>
    <style:style style:name="P18" style:family="paragraph" style:parent-style-name="Standard">
      <style:paragraph-properties fo:text-align="start" style:justify-single-word="false"/>
      <style:text-properties fo:color="#2a6099" officeooo:rsid="000a41c6" officeooo:paragraph-rsid="000a41c6"/>
    </style:style>
    <style:style style:name="P19" style:family="paragraph" style:parent-style-name="Standard">
      <style:paragraph-properties fo:text-align="start" style:justify-single-word="false"/>
      <style:text-properties fo:color="#2a6099" officeooo:rsid="000a4e50" officeooo:paragraph-rsid="000a4e50"/>
    </style:style>
    <style:style style:name="P20" style:family="paragraph" style:parent-style-name="Standard">
      <style:paragraph-properties fo:text-align="start" style:justify-single-word="false"/>
      <style:text-properties fo:color="#2a6099" officeooo:rsid="000bfc27" officeooo:paragraph-rsid="000bfc27"/>
    </style:style>
    <style:style style:name="P21" style:family="paragraph" style:parent-style-name="Standard">
      <style:paragraph-properties fo:text-align="start" style:justify-single-word="false"/>
      <style:text-properties fo:color="#2a6099" officeooo:rsid="001147d1" officeooo:paragraph-rsid="001147d1"/>
    </style:style>
    <style:style style:name="P22" style:family="paragraph" style:parent-style-name="Standard">
      <style:paragraph-properties fo:text-align="start" style:justify-single-word="false"/>
      <style:text-properties fo:color="#2a6099" officeooo:rsid="000dcd36" officeooo:paragraph-rsid="000dcd36"/>
    </style:style>
    <style:style style:name="P23" style:family="paragraph" style:parent-style-name="Standard">
      <style:paragraph-properties fo:text-align="start" style:justify-single-word="false"/>
      <style:text-properties fo:color="#2a6099" officeooo:rsid="000efb48" officeooo:paragraph-rsid="000efb48"/>
    </style:style>
    <style:style style:name="P24" style:family="paragraph" style:parent-style-name="Standard">
      <style:paragraph-properties fo:text-align="start" style:justify-single-word="false"/>
      <style:text-properties fo:color="#2a6099" officeooo:rsid="0017831e" officeooo:paragraph-rsid="0017831e"/>
    </style:style>
    <style:style style:name="P25" style:family="paragraph" style:parent-style-name="Standard">
      <style:paragraph-properties fo:text-align="start" style:justify-single-word="false"/>
      <style:text-properties fo:color="#2a6099" officeooo:rsid="0018d877" officeooo:paragraph-rsid="0018d877"/>
    </style:style>
    <style:style style:name="P26" style:family="paragraph" style:parent-style-name="Standard">
      <style:paragraph-properties fo:text-align="start" style:justify-single-word="false"/>
      <style:text-properties fo:color="#2a6099" officeooo:rsid="001b20fe" officeooo:paragraph-rsid="001b20fe"/>
    </style:style>
    <style:style style:name="P27" style:family="paragraph" style:parent-style-name="Standard">
      <style:paragraph-properties fo:text-align="start" style:justify-single-word="false"/>
      <style:text-properties fo:color="#ff0000" officeooo:rsid="000d5b5b" officeooo:paragraph-rsid="000d5b5b"/>
    </style:style>
    <style:style style:name="P28" style:family="paragraph" style:parent-style-name="Standard">
      <style:paragraph-properties fo:text-align="start" style:justify-single-word="false"/>
      <style:text-properties fo:color="#ff0000" officeooo:rsid="000dcd36" officeooo:paragraph-rsid="000dcd36"/>
    </style:style>
    <style:style style:name="P29" style:family="paragraph" style:parent-style-name="Standard">
      <style:paragraph-properties fo:text-align="start" style:justify-single-word="false"/>
      <style:text-properties fo:color="#ff0000" officeooo:rsid="000f9e50" officeooo:paragraph-rsid="000f9e50"/>
    </style:style>
    <style:style style:name="P30" style:family="paragraph" style:parent-style-name="Standard">
      <style:paragraph-properties fo:text-align="start" style:justify-single-word="false"/>
      <style:text-properties officeooo:rsid="0017831e" officeooo:paragraph-rsid="0017831e"/>
    </style:style>
    <style:style style:name="P31" style:family="paragraph" style:parent-style-name="Standard">
      <style:paragraph-properties fo:text-align="start" style:justify-single-word="false"/>
      <style:text-properties officeooo:paragraph-rsid="000f9e50"/>
    </style:style>
    <style:style style:name="P32" style:family="paragraph" style:parent-style-name="Standard">
      <style:paragraph-properties fo:text-align="start" style:justify-single-word="false"/>
      <style:text-properties officeooo:rsid="001b20fe" officeooo:paragraph-rsid="001b20fe"/>
    </style:style>
    <style:style style:name="P33" style:family="paragraph" style:parent-style-name="Standard">
      <style:paragraph-properties fo:text-align="start" style:justify-single-word="false"/>
      <style:text-properties officeooo:rsid="001bf287" officeooo:paragraph-rsid="001bf287"/>
    </style:style>
    <style:style style:name="P34" style:family="paragraph" style:parent-style-name="Standard">
      <style:paragraph-properties fo:text-align="start" style:justify-single-word="false"/>
      <style:text-properties officeooo:rsid="001d85b1" officeooo:paragraph-rsid="001d85b1"/>
    </style:style>
    <style:style style:name="P35" style:family="paragraph" style:parent-style-name="Standard">
      <style:paragraph-properties fo:text-align="start" style:justify-single-word="false"/>
      <style:text-properties fo:color="#000000" officeooo:rsid="00223c7a" officeooo:paragraph-rsid="00223c7a"/>
    </style:style>
    <style:style style:name="P36" style:family="paragraph" style:parent-style-name="Standard">
      <style:paragraph-properties fo:text-align="start" style:justify-single-word="false"/>
      <style:text-properties fo:color="#000000" officeooo:rsid="00223c7a" officeooo:paragraph-rsid="002391bd"/>
    </style:style>
    <style:style style:name="P37" style:family="paragraph" style:parent-style-name="Standard">
      <style:paragraph-properties fo:text-align="start" style:justify-single-word="false"/>
      <style:text-properties fo:color="#000000" style:font-name="Liberation Serif1" officeooo:rsid="002391bd" officeooo:paragraph-rsid="002391bd"/>
    </style:style>
    <style:style style:name="P38" style:family="paragraph" style:parent-style-name="Standard">
      <style:paragraph-properties fo:text-align="start" style:justify-single-word="false"/>
      <style:text-properties fo:color="#000000" style:font-name="Liberation Serif1" officeooo:rsid="0024c6b7" officeooo:paragraph-rsid="0024c6b7"/>
    </style:style>
    <style:style style:name="P39" style:family="paragraph" style:parent-style-name="Standard">
      <style:paragraph-properties fo:text-align="start" style:justify-single-word="false"/>
      <style:text-properties fo:color="#000000" officeooo:rsid="0024c6b7" officeooo:paragraph-rsid="0024c6b7"/>
    </style:style>
    <style:style style:name="P40" style:family="paragraph" style:parent-style-name="Standard">
      <style:paragraph-properties fo:text-align="start" style:justify-single-word="false"/>
      <style:text-properties fo:color="#000000" officeooo:rsid="00265606" officeooo:paragraph-rsid="00265606"/>
    </style:style>
    <style:style style:name="P41" style:family="paragraph" style:parent-style-name="Standard">
      <style:paragraph-properties fo:text-align="start" style:justify-single-word="false"/>
      <style:text-properties fo:color="#000000" officeooo:rsid="002792b5" officeooo:paragraph-rsid="002792b5"/>
    </style:style>
    <style:style style:name="P42" style:family="paragraph" style:parent-style-name="Standard">
      <style:paragraph-properties fo:text-align="start" style:justify-single-word="false"/>
      <style:text-properties fo:color="#000000" officeooo:rsid="0029e8be" officeooo:paragraph-rsid="0029e8be"/>
    </style:style>
    <style:style style:name="P43" style:family="paragraph" style:parent-style-name="Standard">
      <style:paragraph-properties fo:text-align="start" style:justify-single-word="false"/>
      <style:text-properties fo:color="#000000" officeooo:rsid="002b1a95" officeooo:paragraph-rsid="002b1a95"/>
    </style:style>
    <style:style style:name="P44" style:family="paragraph" style:parent-style-name="Standard">
      <style:paragraph-properties fo:text-align="start" style:justify-single-word="false"/>
      <style:text-properties fo:color="#000000" officeooo:rsid="002c4f4f" officeooo:paragraph-rsid="002c4f4f"/>
    </style:style>
    <style:style style:name="P45" style:family="paragraph" style:parent-style-name="Standard">
      <style:paragraph-properties fo:text-align="start" style:justify-single-word="false"/>
      <style:text-properties fo:color="#000000" officeooo:rsid="002d960b" officeooo:paragraph-rsid="002d960b"/>
    </style:style>
    <style:style style:name="P46" style:family="paragraph" style:parent-style-name="Standard">
      <style:paragraph-properties fo:text-align="start" style:justify-single-word="false"/>
      <style:text-properties fo:color="#000000" officeooo:rsid="002e579c" officeooo:paragraph-rsid="002e579c"/>
    </style:style>
    <style:style style:name="P47" style:family="paragraph" style:parent-style-name="Table_20_Contents">
      <style:paragraph-properties fo:text-align="start" style:justify-single-word="false"/>
      <style:text-properties officeooo:rsid="00282119" officeooo:paragraph-rsid="00282119"/>
    </style:style>
    <style:style style:name="P48" style:family="paragraph" style:parent-style-name="Table_20_Contents">
      <style:paragraph-properties fo:text-align="start" style:justify-single-word="false"/>
      <style:text-properties officeooo:rsid="002c4f4f" officeooo:paragraph-rsid="002c4f4f"/>
    </style:style>
    <style:style style:name="P49" style:family="paragraph" style:parent-style-name="Standard">
      <style:paragraph-properties fo:text-align="start" style:justify-single-word="false"/>
      <style:text-properties fo:color="#000000" style:font-name="Liberation Serif1" officeooo:rsid="002d960b" officeooo:paragraph-rsid="002d960b"/>
    </style:style>
    <style:style style:name="P50" style:family="paragraph" style:parent-style-name="Standard">
      <style:paragraph-properties fo:text-align="start" style:justify-single-word="false"/>
      <style:text-properties fo:color="#000000" style:font-name="Liberation Serif1" officeooo:rsid="002e579c" officeooo:paragraph-rsid="002d960b"/>
    </style:style>
    <style:style style:name="P51" style:family="paragraph" style:parent-style-name="Standard">
      <style:paragraph-properties fo:text-align="start" style:justify-single-word="false"/>
      <style:text-properties fo:color="#000000" style:font-name="Liberation Serif1" officeooo:rsid="002e579c" officeooo:paragraph-rsid="002e579c"/>
    </style:style>
    <style:style style:name="P52" style:family="paragraph" style:parent-style-name="Standard">
      <style:paragraph-properties fo:text-align="start" style:justify-single-word="false"/>
      <style:text-properties fo:color="#000000" style:font-name="Liberation Serif1" officeooo:rsid="002e579c" officeooo:paragraph-rsid="002ff1c9" style:font-name-asian="Liberation Serif1" style:font-name-complex="Liberation Serif1"/>
    </style:style>
    <style:style style:name="P53" style:family="paragraph" style:parent-style-name="Standard">
      <style:paragraph-properties fo:text-align="start" style:justify-single-word="false"/>
      <style:text-properties fo:color="#000000" style:font-name="Liberation Serif1" officeooo:rsid="00323d2d" officeooo:paragraph-rsid="00323d2d"/>
    </style:style>
    <style:style style:name="P54" style:family="paragraph" style:parent-style-name="Standard">
      <style:paragraph-properties fo:text-align="start" style:justify-single-word="false"/>
      <style:text-properties fo:color="#000000" style:font-name="Liberation Serif1" style:text-underline-style="none" officeooo:rsid="002e579c" officeooo:paragraph-rsid="00323d2d"/>
    </style:style>
    <style:style style:name="P55" style:family="paragraph" style:parent-style-name="Standard">
      <style:paragraph-properties fo:text-align="start" style:justify-single-word="false"/>
      <style:text-properties fo:color="#000000" style:font-name="Liberation Serif1" style:text-underline-style="none" officeooo:rsid="00323d2d" officeooo:paragraph-rsid="00323d2d"/>
    </style:style>
    <style:style style:name="P56" style:family="paragraph" style:parent-style-name="Standard">
      <style:paragraph-properties fo:text-align="start" style:justify-single-word="false"/>
      <style:text-properties fo:color="#000000" style:font-name="Liberation Serif1" style:text-underline-style="none" officeooo:rsid="003434e7" officeooo:paragraph-rsid="003434e7"/>
    </style:style>
    <style:style style:name="P57" style:family="paragraph" style:parent-style-name="Standard">
      <style:paragraph-properties fo:text-align="start" style:justify-single-word="false"/>
      <style:text-properties fo:color="#000000" style:font-name="Liberation Serif1" style:text-underline-style="none" officeooo:rsid="0034ee5c" officeooo:paragraph-rsid="0034ee5c"/>
    </style:style>
    <style:style style:name="P58" style:family="paragraph" style:parent-style-name="Standard">
      <style:paragraph-properties fo:text-align="start" style:justify-single-word="false"/>
      <style:text-properties fo:color="#000000" style:font-name="Liberation Serif1" style:text-underline-style="none" officeooo:rsid="0035b760" officeooo:paragraph-rsid="0035b760"/>
    </style:style>
    <style:style style:name="P59" style:family="paragraph" style:parent-style-name="Standard">
      <style:paragraph-properties fo:text-align="start" style:justify-single-word="false"/>
      <style:text-properties fo:color="#000000" style:font-name="Liberation Serif1" style:text-underline-style="none" officeooo:rsid="0035b760" officeooo:paragraph-rsid="0036dd92"/>
    </style:style>
    <style:style style:name="P60" style:family="paragraph" style:parent-style-name="Standard">
      <style:paragraph-properties fo:text-align="start" style:justify-single-word="false"/>
      <style:text-properties fo:color="#000000" style:font-name="Liberation Serif1" style:text-underline-style="none" officeooo:rsid="0036dd92" officeooo:paragraph-rsid="0036dd92"/>
    </style:style>
    <style:style style:name="P61" style:family="paragraph" style:parent-style-name="Standard">
      <style:paragraph-properties fo:text-align="start" style:justify-single-word="false"/>
      <style:text-properties fo:color="#000000" style:font-name="Liberation Serif1" officeooo:rsid="0024c6b7" officeooo:paragraph-rsid="003434e7"/>
    </style:style>
    <style:style style:name="P62" style:family="paragraph" style:parent-style-name="Standard">
      <style:paragraph-properties fo:text-align="start" style:justify-single-word="false"/>
      <style:text-properties fo:color="#000000" style:font-name="Liberation Serif1" officeooo:rsid="003434e7" officeooo:paragraph-rsid="003434e7"/>
    </style:style>
    <style:style style:name="P63"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64"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77d18"/>
    </style:style>
    <style:style style:name="P65"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894b0"/>
    </style:style>
    <style:style style:name="P66"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77d18"/>
    </style:style>
    <style:style style:name="P67" style:family="paragraph" style:parent-style-name="Standard">
      <style:paragraph-properties fo:text-align="start" style:justify-single-word="false"/>
      <style:text-properties fo:color="#000000" style:text-position="0% 100%" style:font-name="Liberation Serif1" style:text-underline-style="none" officeooo:rsid="002e579c" officeooo:paragraph-rsid="00377d18"/>
    </style:style>
    <style:style style:name="P68" style:family="paragraph" style:parent-style-name="Standard">
      <style:paragraph-properties fo:text-align="start" style:justify-single-word="false"/>
      <style:text-properties fo:color="#000000" style:text-position="0% 100%" style:font-name="Liberation Serif1" style:text-underline-style="none" officeooo:rsid="003894b0" officeooo:paragraph-rsid="003894b0"/>
    </style:style>
    <style:style style:name="P69" style:family="paragraph" style:parent-style-name="Standard">
      <style:paragraph-properties fo:text-align="start" style:justify-single-word="false"/>
      <style:text-properties fo:color="#000000" officeooo:rsid="0024c6b7" officeooo:paragraph-rsid="003434e7"/>
    </style:style>
    <style:style style:name="P70" style:family="paragraph" style:parent-style-name="Standard">
      <style:paragraph-properties fo:text-align="start" style:justify-single-word="false"/>
      <style:text-properties officeooo:paragraph-rsid="003434e7"/>
    </style:style>
    <style:style style:name="P71" style:family="paragraph" style:parent-style-name="Standard">
      <style:paragraph-properties fo:text-align="start" style:justify-single-word="false"/>
      <style:text-properties officeooo:paragraph-rsid="00377d18"/>
    </style:style>
    <style:style style:name="P72" style:family="paragraph" style:parent-style-name="Standard">
      <style:paragraph-properties fo:text-align="start" style:justify-single-word="false"/>
      <style:text-properties officeooo:paragraph-rsid="003894b0"/>
    </style:style>
    <style:style style:name="P73" style:family="paragraph" style:parent-style-name="Standard">
      <style:paragraph-properties fo:text-align="start" style:justify-single-word="false"/>
      <style:text-properties officeooo:rsid="003434e7" officeooo:paragraph-rsid="003434e7"/>
    </style:style>
    <style:style style:name="P74" style:family="paragraph" style:parent-style-name="Table_20_Contents">
      <style:paragraph-properties fo:text-align="start" style:justify-single-word="false"/>
      <style:text-properties officeooo:paragraph-rsid="003434e7"/>
    </style:style>
    <style:style style:name="P75" style:family="paragraph" style:parent-style-name="Table_20_Contents">
      <style:paragraph-properties fo:text-align="start" style:justify-single-word="false"/>
      <style:text-properties style:font-name="Liberation Serif1"/>
    </style:style>
    <style:style style:name="P76" style:family="paragraph" style:parent-style-name="Table_20_Contents">
      <style:paragraph-properties fo:text-align="start" style:justify-single-word="false"/>
      <style:text-properties style:font-name="Liberation Serif1" officeooo:rsid="003434e7" officeooo:paragraph-rsid="003434e7"/>
    </style:style>
    <style:style style:name="P77" style:family="paragraph" style:parent-style-name="Table_20_Contents">
      <style:paragraph-properties fo:text-align="start" style:justify-single-word="false"/>
      <style:text-properties officeooo:rsid="0034ee5c" officeooo:paragraph-rsid="0034ee5c"/>
    </style:style>
    <style:style style:name="P78" style:family="paragraph">
      <loext:graphic-properties draw:fill="none"/>
      <style:paragraph-properties fo:text-align="center"/>
    </style:style>
    <style:style style:name="P79" style:family="paragraph">
      <loext:graphic-properties draw:fill="none" draw:fill-color="#ffffff"/>
      <style:paragraph-properties style:writing-mode="lr-tb"/>
    </style:style>
    <style:style style:name="P80" style:family="paragraph">
      <style:paragraph-properties fo:text-align="center"/>
    </style:style>
    <style:style style:name="P81" style:family="paragraph">
      <style:paragraph-properties style:writing-mode="lr-tb"/>
    </style:style>
    <style:style style:name="P82" style:family="paragraph">
      <loext:graphic-properties draw:fill-color="#ffffd7"/>
      <style:paragraph-properties style:writing-mode="lr-tb"/>
    </style:style>
    <style:style style:name="T1" style:family="text">
      <style:text-properties officeooo:rsid="000dcd36"/>
    </style:style>
    <style:style style:name="T2" style:family="text">
      <style:text-properties officeooo:rsid="000a41c6"/>
    </style:style>
    <style:style style:name="T3" style:family="text">
      <style:text-properties officeooo:rsid="000d5b5b"/>
    </style:style>
    <style:style style:name="T4" style:family="text">
      <style:text-properties officeooo:rsid="001147d1"/>
    </style:style>
    <style:style style:name="T5" style:family="text">
      <style:text-properties style:use-window-font-color="true"/>
    </style:style>
    <style:style style:name="T6" style:family="text">
      <style:text-properties fo:color="#2a6099"/>
    </style:style>
    <style:style style:name="T7" style:family="text">
      <style:text-properties officeooo:rsid="0014111f"/>
    </style:style>
    <style:style style:name="T8" style:family="text">
      <style:text-properties fo:color="#ff0000"/>
    </style:style>
    <style:style style:name="T9" style:family="text">
      <style:text-properties officeooo:rsid="0015a927"/>
    </style:style>
    <style:style style:name="T10" style:family="text">
      <style:text-properties officeooo:rsid="0017831e"/>
    </style:style>
    <style:style style:name="T11" style:family="text">
      <style:text-properties officeooo:rsid="001aaffc"/>
    </style:style>
    <style:style style:name="T12" style:family="text">
      <style:text-properties officeooo:rsid="001b9e5e"/>
    </style:style>
    <style:style style:name="T13" style:family="text">
      <style:text-properties officeooo:rsid="001bf287"/>
    </style:style>
    <style:style style:name="T14" style:family="text">
      <style:text-properties officeooo:rsid="001cb90d"/>
    </style:style>
    <style:style style:name="T15" style:family="text">
      <style:text-properties officeooo:rsid="000f9e50"/>
    </style:style>
    <style:style style:name="T16" style:family="text">
      <style:text-properties officeooo:rsid="002391bd"/>
    </style:style>
    <style:style style:name="T17" style:family="text">
      <style:text-properties style:font-name="Liberation Serif1"/>
    </style:style>
    <style:style style:name="T18" style:family="text">
      <style:text-properties style:font-name="Liberation Serif1" officeooo:rsid="002391bd"/>
    </style:style>
    <style:style style:name="T19" style:family="text">
      <style:text-properties style:font-name="Liberation Serif1" officeooo:rsid="002e579c"/>
    </style:style>
    <style:style style:name="T20" style:family="text">
      <style:text-properties style:font-name="Liberation Serif1" officeooo:rsid="00323d2d"/>
    </style:style>
    <style:style style:name="T21" style:family="text">
      <style:text-properties style:font-name="Liberation Serif1" officeooo:rsid="003434e7"/>
    </style:style>
    <style:style style:name="T22" style:family="text">
      <style:text-properties style:font-name="Liberation Serif1" officeooo:rsid="00377d18"/>
    </style:style>
    <style:style style:name="T23" style:family="text">
      <style:text-properties officeooo:rsid="0024c6b7"/>
    </style:style>
    <style:style style:name="T24" style:family="text">
      <style:text-properties officeooo:rsid="002792b5"/>
    </style:style>
    <style:style style:name="T25" style:family="text">
      <style:text-properties officeooo:rsid="002b1a95"/>
    </style:style>
    <style:style style:name="T26" style:family="text">
      <style:text-properties officeooo:rsid="002c4f4f"/>
    </style:style>
    <style:style style:name="T27" style:family="text">
      <style:text-properties officeooo:rsid="002d960b"/>
    </style:style>
    <style:style style:name="T28" style:family="text">
      <style:text-properties style:text-position="sub 58%"/>
    </style:style>
    <style:style style:name="T29" style:family="text">
      <style:text-properties style:text-position="sub 58%" style:font-name="Liberation Serif1"/>
    </style:style>
    <style:style style:name="T30" style:family="text">
      <style:text-properties style:text-position="sub 58%" style:font-name="Liberation Serif1" officeooo:rsid="00323d2d"/>
    </style:style>
    <style:style style:name="T31" style:family="text">
      <style:text-properties style:text-position="sub 58%" officeooo:rsid="002e579c"/>
    </style:style>
    <style:style style:name="T32" style:family="text">
      <style:text-properties style:text-position="sub 58%" officeooo:rsid="00323d2d"/>
    </style:style>
    <style:style style:name="T33" style:family="text">
      <style:text-properties style:text-position="sub 58%" officeooo:rsid="00377d18"/>
    </style:style>
    <style:style style:name="T34" style:family="text">
      <style:text-properties style:text-position="sub 58%" officeooo:rsid="0036dd92"/>
    </style:style>
    <style:style style:name="T35" style:family="text">
      <style:text-properties style:text-position="0% 100%"/>
    </style:style>
    <style:style style:name="T36" style:family="text">
      <style:text-properties style:text-position="0% 100%" style:font-name="Liberation Serif1"/>
    </style:style>
    <style:style style:name="T37" style:family="text">
      <style:text-properties style:text-position="0% 100%" officeooo:rsid="002e579c"/>
    </style:style>
    <style:style style:name="T38" style:family="text">
      <style:text-properties style:text-position="0% 100%" officeooo:rsid="00323d2d"/>
    </style:style>
    <style:style style:name="T39" style:family="text">
      <style:text-properties style:text-position="0% 100%" officeooo:rsid="0034ee5c"/>
    </style:style>
    <style:style style:name="T40" style:family="text">
      <style:text-properties style:text-position="0% 100%" officeooo:rsid="002391bd"/>
    </style:style>
    <style:style style:name="T41" style:family="text">
      <style:text-properties style:text-position="0% 100%" officeooo:rsid="0036dd92"/>
    </style:style>
    <style:style style:name="T42" style:family="text">
      <style:text-properties officeooo:rsid="00323d2d"/>
    </style:style>
    <style:style style:name="T43" style:family="text">
      <style:text-properties fo:color="#000000" style:font-name="Liberation Serif1"/>
    </style:style>
    <style:style style:name="T44" style:family="text">
      <style:text-properties fo:color="#000000" style:font-name="Liberation Serif1" officeooo:rsid="003434e7"/>
    </style:style>
    <style:style style:name="T45" style:family="text">
      <style:text-properties fo:color="#000000" style:text-position="0% 100%" style:font-name="Liberation Serif1" style:text-underline-style="none" officeooo:rsid="00323d2d"/>
    </style:style>
    <style:style style:name="T46" style:family="text">
      <style:text-properties fo:color="#000000" style:text-position="0% 100%" style:font-name="Liberation Serif1" style:text-underline-style="none" officeooo:rsid="00377d18"/>
    </style:style>
    <style:style style:name="T47" style:family="text">
      <style:text-properties fo:color="#000000" style:text-position="0% 100%" style:font-name="Liberation Serif1" style:text-underline-style="none" officeooo:rsid="0036dd92"/>
    </style:style>
    <style:style style:name="T48" style:family="text">
      <style:text-properties fo:color="#000000" style:text-position="0% 100%" style:font-name="Liberation Serif1" style:text-underline-style="none" officeooo:rsid="003894b0"/>
    </style:style>
    <style:style style:name="T49" style:family="text">
      <style:text-properties fo:color="#000000" style:text-position="sub 58%" style:font-name="Liberation Serif1" style:text-underline-style="none" officeooo:rsid="00323d2d"/>
    </style:style>
    <style:style style:name="T50" style:family="text">
      <style:text-properties fo:font-weight="bold" officeooo:rsid="00377d18" style:font-weight-asian="bold" style:font-weight-complex="bold"/>
    </style:style>
    <style:style style:name="T51" style:family="text">
      <style:text-properties officeooo:rsid="003434e7"/>
    </style:style>
    <style:style style:name="T52" style:family="text">
      <style:text-properties officeooo:rsid="0034ee5c"/>
    </style:style>
    <style:style style:name="T53" style:family="text">
      <style:text-properties officeooo:rsid="0036dd92"/>
    </style:style>
    <style:style style:name="T54" style:family="text">
      <style:text-properties officeooo:rsid="00377d18"/>
    </style:style>
    <style:style style:name="T55" style:family="text">
      <style:text-properties fo:font-weight="normal" officeooo:rsid="00377d18" style:font-weight-asian="normal" style:font-weight-complex="normal"/>
    </style:style>
    <style:style style:name="T5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7" style:family="text">
      <style:text-properties style:text-outline="false" style:text-line-through-style="none" style:text-line-through-type="none" style:font-name="Liberation Sans1" fo:font-size="10pt" fo:font-style="normal" fo:text-shadow="none" style:text-underline-style="none" fo:font-weight="normal" officeooo:rsid="00377d18" style:font-size-asian="10pt" style:font-style-asian="normal" style:font-weight-asian="normal" style:text-emphasize="none"/>
    </style:style>
    <style:style style:name="T58" style:family="text">
      <style:text-properties officeooo:rsid="003894b0"/>
    </style:style>
    <style:style style:name="gr1" style:family="graphic">
      <style:graphic-properties draw:fill="none" draw:textarea-vertical-align="middle" draw:auto-grow-height="false" fo:min-height="1.346cm" fo:min-width="0.05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start="Arrowheads_20_1" draw:fill-color="#ffffd7" draw:textarea-horizontal-align="justify" draw:textarea-vertical-align="middle" draw:auto-grow-height="false" fo:min-height="1.291cm" fo:min-width="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heads_20_1" draw:fill-color="#ffffd7" draw:textarea-horizontal-align="justify" draw:textarea-vertical-align="middle" draw:auto-grow-height="false" fo:min-height="0.783cm" fo:min-width="1.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Arrowheads_20_1" draw:fill-color="#ffffd7" draw:textarea-horizontal-align="justify" draw:textarea-vertical-align="middle" draw:auto-grow-height="false" fo:min-height="1.487cm" fo:min-width="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start="Arrowheads_20_1" draw:fill-color="#ffffd7" draw:textarea-horizontal-align="justify" draw:textarea-vertical-align="middle" draw:auto-grow-height="false" fo:min-height="0.734cm" fo:min-width="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1.57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21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037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 fondamentaux de l’économie : initiation aux principaux concepts, mécanismes et raisonnements économiques, bases de l’analyse économique tant que micro e<text:span text:style-name="T5">t macro.</text:span></text:p>
      <text:p text:style-name="P16"/>
      <text:p text:style-name="P17">Partie 1 : Le circuit ou l’approche macroéconomique</text:p>
      <text:p text:style-name="P6"/>
      <text:p text:style-name="P6"><text:tab/>Chapitre 1 : Comptabilité nationale (PIB, équilibre emplois-ressources)</text:p>
      <text:p text:style-name="P6"><text:tab/>Chapitre 2 : Politique budgétaire (IS) Investissement épargne</text:p>
      <text:p text:style-name="P6"><text:tab/>Chapitre 3 : Politique monétaire (IS-LM) Liquidité L-demande M-offre fixé par la BCE</text:p>
      <text:p text:style-name="P6"><text:tab/>Chapitre 4 : Marché du travail (différentes explications du chômage)</text:p>
      <text:p text:style-name="P6"><text:tab/>Chapitre 5 : Croissance économique (Solow, croissance endogène)</text:p>
      <text:p text:style-name="P6"/>
      <text:p text:style-name="P17">Partie 2 : Le marché ou l’approche microéconomique</text:p>
      <text:p text:style-name="P6"/>
      <text:p text:style-name="P6"><text:tab/>Chapitre 1 : l’Offre et la demande</text:p>
      <text:p text:style-name="P6"><text:tab/>Chapitre 2 : Détermination des prix et concurrence</text:p>
      <text:p text:style-name="P6"/>
      <text:p text:style-name="P6"/>
      <text:p text:style-name="P7">Les sciences économiques: L’économie recouvre 3 domaines essentiels</text:p>
      <text:p text:style-name="P7"/>
      <text:p text:style-name="P7">1. L’analyse économique, avec pour objet de mettre en évidence les relationsde cause à effet entre des phénomènes économiques (objective et scientifique)</text:p>
      <text:p text:style-name="P7"/>
      <text:p text:style-name="P7">2. La doctrine économique, est normative car les</text:p>
      <text:p text:style-name="P7"/>
      <text:p text:style-name="P7">3. La politique économique</text:p>
      <text:p text:style-name="P7"/>
      <text:p text:style-name="P7">L’analyse économique se décompose en deux branches: la microéconomie et la macroéconom<text:span text:style-name="T2">ie</text:span></text:p>
      <text:p text:style-name="P7"/>
      <text:p text:style-name="P7"/>
      <text:p text:style-name="P8">Les concepts de base:</text:p>
      <text:p text:style-name="P8"/>
      <text:p text:style-name="P18">1.2 <text:span text:style-name="T7">L</text:span>es principaux agrégats</text:p>
      <text:p text:style-name="P8">agrégats = grandeurs synthétiques qui mesurent le résultat de l’activité de l’ensemble de l’économie</text:p>
      <text:p text:style-name="P8"/>
      <text:p text:style-name="P8">exemples: C, CI, I S, G, X, M, T</text:p>
      <text:p text:style-name="P8">- La consommation C (ou consommation finale)</text:p>
      <text:p text:style-name="P8">- La consommation intermédiaire CI</text:p>
      <text:p text:style-name="P8">- L’investissement I (ou formation brute de capital fixe, FBCF)</text:p>
      <text:p text:style-name="P8">- L’épargne S</text:p>
      <text:p text:style-name="P8">- Les dépenses publiques G</text:p>
      <text:p text:style-name="P8">- Les exportations X</text:p>
      <text:p text:style-name="P8">- Les importations M</text:p>
      <text:p text:style-name="P8">- Les impôts T</text:p>
      <text:p text:style-name="P8"/>
      <text:p text:style-name="P8"/>
      <text:p text:style-name="P8"/>
      <text:p text:style-name="P8"/>
      <text:p text:style-name="P8"/>
      <text:p text:style-name="P8"/>
      <text:p text:style-name="P8"/>
      <text:p text:style-name="P19"><text:soft-page-break/>1.3 <text:span text:style-name="T7">L</text:span>es agents</text:p>
      <text:p text:style-name="P9"><text:tab/>On retient en général 4 agents macroéconomiques</text:p>
      <text:p text:style-name="P9">Les ménages</text:p>
      <text:p text:style-name="P9">Les entreprises</text:p>
      <text:p text:style-name="P9">Le gouvernement</text:p>
      <text:p text:style-name="P9">Les institutions financières</text:p>
      <text:p text:style-name="P9">RDM ( le reste du monde )</text:p>
      <text:p text:style-name="P9"/>
      <text:p text:style-name="P19">1.4 Les marchés</text:p>
      <text:p text:style-name="P9"><text:tab/>5 marchés où sont déterminés 4 prix</text:p>
      <text:p text:style-name="P9"/>
      <text:p text:style-name="P9">-Le marché des biens et services → P: prix monétaire du bien</text:p>
      <text:p text:style-name="P9">-Le marché du travail → W: Salaire nominal (demande entreprise, offre les ménages)</text:p>
      <text:p text:style-name="P9">-Le marché monétaire → r: taux d’intérêt nominal (demande les préférences, offre fixé par la banque centrale)</text:p>
      <text:p text:style-name="P9">-Le marché des Titres → r: taux d’intérêt nominal</text:p>
      <text:p text:style-name="P9">-Le marché des changes → e: taux de change nominal</text:p>
      <text:p text:style-name="P9"/>
      <text:p text:style-name="P20">1.5 Le temps et l’analyse macroéconomique</text:p>
      <text:p text:style-name="P10"><text:tab/>3 horizons ou temps d’analyse:</text:p>
      <text:p text:style-name="P10">-Le court terme inférieur à 2 ans</text:p>
      <text:p text:style-name="P10">-Le moyen terme jusqu’à 6 ans</text:p>
      <text:p text:style-name="P10">-Long terme au-dessus de 6 ans</text:p>
      <text:p text:style-name="P10"/>
      <text:p text:style-name="P20">1.6 Les modèles macroéconomiques</text:p>
      <text:p text:style-name="P10"/>
      <text:p text:style-name="P10">La mesure du revenu </text:p>
      <text:p text:style-name="P10"><text:span text:style-name="T8">PIB-Produit Intérieur Brut:</text:span> un agrégat économique correspondant à la production globale d’un pays, c-à-d la somme de toutes les valeurs ajoutées produites dans un pays donné au cours des 12 derniers mois.</text:p>
      <text:p text:style-name="P10"/>
      <text:p text:style-name="P10"><text:span text:style-name="T8">PNB-Produit National Brut:</text:span> <text:span text:style-name="T3">un agrégat économique correspondant à la production globale des acteurs économiques français, c-à-d exerçant sur le sol français mais également à l’étranger, au cours des 12 derniers mois.</text:span></text:p>
      <text:p text:style-name="P10"/>
      <text:p text:style-name="P11"><text:span text:style-name="T8">Croissance économique:</text:span> mesure l’augmentation du PIB</text:p>
      <text:p text:style-name="P11"/>
      <text:p text:style-name="P11"><text:span text:style-name="T8">Ralentissement économique:</text:span> Baisse de la croissance économique mais celle-ci reste toujours positive: Le PIB croit mais moins rapidement que lors de la période précédente.</text:p>
      <text:p text:style-name="P11"/>
      <text:p text:style-name="P11"><text:span text:style-name="T8">Récession économique:</text:span> Récul de l’activité économique généralement mesurée par le PIB. En France, l’INSEE définit la récession comme une période d’au moins</text:p>
      <text:p text:style-name="P11"/>
      <text:p text:style-name="P27">La dépression économique:</text:p>
      <text:p text:style-name="P11"/>
      <text:p text:style-name="P11">Il existe 3 méthodes pour calculer le PIB</text:p>
      <text:p text:style-name="P11"/>
      <text:p text:style-name="P11">-La méthode des produits:</text:p>
      <text:p text:style-name="P11">-La méthode des dépenses: consiste à additionner les dépenses nécessaires pour acheter la production</text:p>
      <text:p text:style-name="P28"><text:soft-page-break/>TD1-Exercice 1:</text:p>
      <text:p text:style-name="P28"/>
      <text:p text:style-name="P12"/>
      <text:p text:style-name="P12">1. Une réduction du taux de chômage suppose une forte croissance du PIB?</text:p>
      <text:p text:style-name="P12"><text:span text:style-name="T6">Vrai. L’ideal pour répondre a cette question est la loi d’Okun car celle-ci décrit une rélation linéaire empirique entre le taux de croissance PIB et la variation du taux de chômage</text:span>.</text:p>
      <text:p text:style-name="P12"/>
      <text:p text:style-name="P12">2.Si l’indice des prix à la consommation est de 108 au Japon et de 104 aux Etats-Unis, cela signifie que le taux d’inflation est plus élevé au Japon qu’aux Etats-Unis</text:p>
      <text:p text:style-name="P22">Faux. Car il n’y a pas d’année de référence pour faire la comparaison.</text:p>
      <text:p text:style-name="P12"/>
      <text:p text:style-name="P12">3.Le mariage d’un homme avec sa femme de ménage (si celle-ci continue à faire le ménage pour le couple) réduit le PIB d’une nation.</text:p>
      <text:p text:style-name="P23">Vrai. L’ideal pour répondre à cette question est le rapport stiglitz_sen_fetoussi, <text:span text:style-name="T9">rapport sur la mesure de la performance économique et du progrès social. (propose des indicateur synthétiques de bien-être plus appropriés que le PIB).</text:span></text:p>
      <text:p text:style-name="P13"/>
      <text:p text:style-name="P13">4.A l’aide du cours, <text:span text:style-name="T10">vour définirez les termes : Microéconomie et Macroéconomie.</text:span></text:p>
      <text:p text:style-name="P13"/>
      <text:p text:style-name="P24">MICROECONOMIE : la partie de la science économique qui étudie le comportement des différents agents économiques (consommateur, entreprise, détenteur de capital, travailleur), en s’intéressant à l’échange marchand entre ces agents et donc au fonctionnement des marchés.</text:p>
      <text:p text:style-name="P24"/>
      <text:p text:style-name="P24">MACROECONOMIE : est centrée sur l’analyse des comportements d’une économie nationale et sur l’étude des relations qu’elle entretient avec les économies étrangères.</text:p>
      <text:p text:style-name="P24">(au lieu de s’intéresser au consommateur, la macroéconomie étudie la consommation de l’ensemble des ménages).</text:p>
      <text:p text:style-name="P13"/>
      <text:p text:style-name="P13">5.Vous rappellerez la def<text:span text:style-name="T10">inition du PIB et évoquerez les principales limites de cet indicateur.</text:span></text:p>
      <text:p text:style-name="P13"/>
      <text:p text:style-name="P24">PIB : Le produit intérieur brut est un agrégat économique (<text:span text:style-name="T2">grandeur synthétique qui mesure le résultat de l’activité de l’ensemble de l’économie</text:span>) correspondant à la production globale d’un pays, c-à-d la somme de toutes les valeurs ajoutées produites dans un pays donné au cours des 12 derniers <text:s/>mois.</text:p>
      <text:p text:style-name="P24">Le PIB est un bon indicateur de la richesse matérielle d’un pays, il permet de mesurer la richesse réellement créée dans un pays.</text:p>
      <text:p text:style-name="P24">Les activités domestiques et le volontariat ne font par intervenir de relations marchandes et ne contribuent pas à l’accroissement du PIB (pourtant il s’agit bien de la production de biens et de services mais ceux-ci ne sont pas comptabilisés dans le PIB).</text:p>
      <text:p text:style-name="P24">Comme le PIB est égale à la somme des valeurs ajoutées, cela évite des doubles comptes et permet donc d’avoir une mesure exacte des richesses.</text:p>
      <text:p text:style-name="P24">Le PIB permet de calculer la croissance économique, ce qui est la mesure officielle du progrès économique et social d’un pays.</text:p>
      <text:p text:style-name="P25">C’est une indicateur standardisé qui permet des comparaisons internationales, il est standard pour tous les instituts nationaux des statistiques, ce qui permet d’estimer les performances d’un pays à l’échelle régionale et facilite les comparaisons internationales.</text:p>
      <text:p text:style-name="P25">Il existe cependant deux principales limites :</text:p>
      <text:p text:style-name="P25"><text:tab/>Le PIB ne prend pas en compte les différences de conditions de production. Deux pays peuvent avoir le niveau de confort équivalent mais avec des PIB différents.</text:p>
      <text:p text:style-name="P25"><text:soft-page-break/><text:tab/>La comparaison des niveaux de PIB ne permet pas de comparer des niveaux de satisfaction puisque la notion de niveau de satisfaction reste subjective et diffère selon les pays.</text:p>
      <text:p text:style-name="P25"><text:tab/>On calcule la contribution du secteur non marchand au PIB à partir des coûts de procution. Mais cette mesure ne prend pas en compte la qualité du service rendu.</text:p>
      <text:p text:style-name="P30"/>
      <text:p text:style-name="P13"/>
      <text:p text:style-name="P13"/>
      <text:p text:style-name="P13">6.Un artiste anglais fait une tournée de concert en France en ne faisant intervenir que des salariés français. La valeur ajoutée créée augmente-t-elle le RNB anglais? Le PIB angalis? Le PIB français? Le RNB français? Justifiez.</text:p>
      <text:p text:style-name="P13"/>
      <text:p text:style-name="P23">Le PIB français et le RNB français augmente car il créée des emplois en France et il remunère des employers français.</text:p>
      <text:p text:style-name="P23">Le RNB anglais augmente <text:span text:style-name="T11">car il recolte de l’argent avec la tournée de concert </text:span>mais pas le PIB anglais <text:span text:style-name="T11">n’augmente pas </text:span>car il n’a pas créer de la richesse dans son pays (emploi).</text:p>
      <text:p text:style-name="P13"/>
      <text:p text:style-name="P13">7.En macroéconomie, on dit que le revenu des ménages se réparti entre consommation, épargne et impôts. Que recouvre le terme “impôts” dans cette décomposition?</text:p>
      <text:p text:style-name="P13"/>
      <text:p text:style-name="P26">Cet impôt comprend essentiellement :</text:p>
      <text:p text:style-name="P26"><text:tab/>L’impôt sur le revenu des personnes physiques (IRPP).</text:p>
      <text:p text:style-name="P26"><text:tab/>La contribution social généralisée (CSG).</text:p>
      <text:p text:style-name="P26"><text:tab/>La contribution pour le remboursement de la dette sociale (CRDS).</text:p>
      <text:p text:style-name="P13"/>
      <text:p text:style-name="P29">Exercice 2: Calcul du PIB</text:p>
      <text:p text:style-name="P32">INFLATION : Accroissement excessif des instruments de paiement (billets de banque, capitaux) entraînant une hausse des prix et une dépréciation de la monnaie.</text:p>
      <text:p text:style-name="P14"/>
      <text:p text:style-name="P32">Le PIB nominal ne tient pas compte de l’inflation : somme des quantités des bien finaux produits multipliées par leur prix courant.</text:p>
      <text:p text:style-name="P32"/>
      <text:p text:style-name="P14">1. PIB nominal année N: <text:s/>10*2.000 + 4*1.000 = 24.000 €</text:p>
      <text:p text:style-name="P14"><text:s text:c="4"/>PIB nominal année N+1: <text:s/>12*3.000 + 6*500 = 39.000 €</text:p>
      <text:p text:style-name="P14"/>
      <text:p text:style-name="P32">Pour obtenir le PIB réel, il faut éliminer l’effet des prix. Il faut fixe<text:span text:style-name="T12">r</text:span> les prix : prendre une année de base pour considérer que les prix sont constants.</text:p>
      <text:p text:style-name="P14">2. PIB réel année N:</text:p>
      <text:p text:style-name="P14"><text:s text:c="4"/>PIB réel année N+1: </text:p>
      <text:p text:style-name="P14"/>
      <text:p text:style-name="P14"/>
      <text:p text:style-name="P29">Exercice 3: Approche circuitiste dans le cadre d’une économie en autarcie</text:p>
      <text:p text:style-name="P21">AUTARCIE = ECONOMIE FERMEE</text:p>
      <text:p text:style-name="P14"/>
      <text:p text:style-name="P15">L’approche circuitiste a pour objectif d’identifier et d’étudier les relations entre les agents économiques à l’échelle d’une économie nationale mais aussi à une échelle internationale.</text:p>
      <text:p text:style-name="P15"/>
      <text:p text:style-name="P15">Ici il s’agit d’une économie fermer car il n’y a pas d’échanges internationaux.</text:p>
      <text:p text:style-name="P15"/>
      <text:p text:style-name="P31"><text:span text:style-name="T15">3 agents: Les ménages, les entreprises</text:span><text:span text:style-name="T14">(institutions non financières) </text:span><text:span text:style-name="T15">, le gourvernement</text:span><text:span text:style-name="T14">(les APU, administrations publiques</text:span><text:span text:style-name="T15"> </text:span><text:span text:style-name="T13">et Banques</text:span><text:span text:style-name="T14">(institutions financières)</text:span><text:span text:style-name="T15">.</text:span></text:p>
      <text:p text:style-name="P14"><text:soft-page-break/><text:span text:style-name="T4">2</text:span> marché<text:span text:style-name="T4">s</text:span>: <text:span text:style-name="T4">Le marché du travail, le marché des biens &amp; services </text:span><text:span text:style-name="T14">et le marché des capitaux</text:span><text:span text:style-name="T4">.</text:span><text:span text:style-name="T13">­</text:span></text:p>
      <text:p text:style-name="P14"/>
      <text:p text:style-name="P14"/>
      <text:p text:style-name="P14"/>
      <text:p text:style-name="P33">L’approche du circuit analyse l’économie dans son ensemble.</text:p>
      <text:p text:style-name="P33"/>
      <text:p text:style-name="P34">A t=0 on a :</text:p>
      <text:p text:style-name="P34"/>
      <text:p text:style-name="P34">W = 5000</text:p>
      <text:p text:style-name="P34">TT= 2000</text:p>
      <text:p text:style-name="P34"/>
      <text:p text:style-name="P34">Y= 7000</text:p>
      <text:p text:style-name="P34">S = 0.2*7000 = 1400</text:p>
      <text:p text:style-name="P34"/>
      <text:p text:style-name="P34">A t=1</text:p>
      <text:p text:style-name="P34"/>
      <text:p text:style-name="P34">W=2000</text:p>
      <text:p text:style-name="P34">TT=2000</text:p>
      <text:p text:style-name="P34"/>
      <text:p text:style-name="P34">Y=4000</text:p>
      <text:p text:style-name="P34">S=0.2*4000 = 800</text:p>
      <text:p text:style-name="P33"/>
      <text:p text:style-name="P33"/>
      <text:p text:style-name="P14"><draw:custom-shape text:anchor-type="paragraph" draw:z-index="0" draw:name="Shape1" draw:style-name="gr13" draw:text-style-name="P81" svg:width="2.841cm" svg:height="1.465cm" svg:x="-0.443cm" svg:y="4.516cm"><text:p text:style-name="P81">Ménag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2" draw:text-style-name="P81" svg:width="3.634cm" svg:height="1.712cm" svg:x="14.004cm" svg:y="4.516cm"><text:p text:style-name="P81">Entrepris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11" draw:text-style-name="P81" svg:width="6.086cm" svg:height="1.571cm" svg:x="5.59cm" svg:y="0.325cm"><text:p text:style-name="P81"><text:tab/>Marché du travail</text:p><draw:enhanced-geometry svg:viewBox="0 0 21600 21600" draw:type="rectangle" draw:enhanced-path="M 0 0 L 21600 0 21600 21600 0 21600 0 0 Z N"/></draw:custom-shape><draw:custom-shape text:anchor-type="paragraph" draw:z-index="3" draw:name="Shape3_0" draw:style-name="gr11" draw:text-style-name="P81" svg:width="6.086cm" svg:height="1.571cm" svg:x="5.554cm" svg:y="3.711cm"><text:p text:style-name="P81"><text:tab/>Marché des capitaux</text:p><draw:enhanced-geometry svg:viewBox="0 0 21600 21600" draw:type="rectangle" draw:enhanced-path="M 0 0 L 21600 0 21600 21600 0 21600 0 0 Z N"/></draw:custom-shape><draw:custom-shape text:anchor-type="paragraph" draw:z-index="4" draw:name="Shape2_0" draw:style-name="gr12" draw:text-style-name="P81" svg:width="3.634cm" svg:height="1.712cm" svg:x="6.419cm" svg:y="6.914cm"><text:p text:style-name="P81"><text:s text:c="8"/>Eta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1" draw:style-name="gr11" draw:text-style-name="P81" svg:width="6.086cm" svg:height="1.571cm" svg:x="5.378cm" svg:y="10.432cm"><text:p text:style-name="P81"><text:s text:c="6"/>Marché de biens &amp; services</text:p><draw:enhanced-geometry svg:viewBox="0 0 21600 21600" draw:type="rectangle" draw:enhanced-path="M 0 0 L 21600 0 21600 21600 0 21600 0 0 Z N"/></draw:custom-shape><draw:line text:anchor-type="paragraph" draw:z-index="6" draw:name="Shape5" draw:style-name="gr10" draw:text-style-name="P80" svg:x1="2.027cm" svg:y1="4.752cm" svg:x2="5.59cm" svg:y2="1.894cm"><text:p/></draw:line><draw:line text:anchor-type="paragraph" draw:z-index="7" draw:name="Shape6" draw:style-name="gr10" draw:text-style-name="P80" svg:x1="11.675cm" svg:y1="1.436cm" svg:x2="15.344cm" svg:y2="4.516cm"><text:p/></draw:line><draw:line text:anchor-type="paragraph" draw:z-index="8" draw:name="Shape4" draw:style-name="gr10" draw:text-style-name="P80" svg:x1="6.419cm" svg:y1="7.644cm" svg:x2="2.274cm" svg:y2="5.616cm"><text:p/></draw:line><draw:line text:anchor-type="paragraph" draw:z-index="9" draw:name="Shape7" draw:style-name="gr10" draw:text-style-name="P80" svg:x1="5.449cm" svg:y1="4.858cm" svg:x2="2.397cm" svg:y2="5.211cm"><text:p/></draw:line><draw:line text:anchor-type="paragraph" draw:z-index="10" draw:name="Shape8" draw:style-name="gr10" draw:text-style-name="P80" svg:x1="5.378cm" svg:y1="10.431cm" svg:x2="1.85cm" svg:y2="5.898cm"><text:p/></draw:line><draw:line text:anchor-type="paragraph" draw:z-index="11" draw:name="Shape9" draw:style-name="gr10" draw:text-style-name="P80" svg:x1="15.433cm" svg:y1="6.227cm" svg:x2="11.464cm" svg:y2="10.432cm"><text:p/></draw:line><draw:line text:anchor-type="paragraph" draw:z-index="12" draw:name="Shape10" draw:style-name="gr10" draw:text-style-name="P80" svg:x1="8.289cm" svg:y1="10.431cm" svg:x2="8.307cm" svg:y2="8.625cm"><text:p/></draw:line><draw:line text:anchor-type="paragraph" draw:z-index="13" draw:name="Shape11" draw:style-name="gr10" draw:text-style-name="P80" svg:x1="14.003cm" svg:y1="5.246cm" svg:x2="11.728cm" svg:y2="4.611cm"><text:p/></draw:line><draw:line text:anchor-type="paragraph" draw:z-index="14" draw:name="Shape12" draw:style-name="gr10" draw:text-style-name="P80" svg:x1="7.759cm" svg:y1="6.914cm" svg:x2="7.759cm" svg:y2="5.281cm"><text:p/></draw:line><draw:line text:anchor-type="paragraph" draw:z-index="15" draw:name="Shape13" draw:style-name="gr10" draw:text-style-name="P80" svg:x1="8.482cm" svg:y1="5.281cm" svg:x2="8.447cm" svg:y2="6.914cm"><text:p/></draw:line><draw:custom-shape text:anchor-type="paragraph" draw:z-index="16" draw:name="Shape14" draw:style-name="gr9" draw:text-style-name="P82" svg:width="2.029cm" svg:height="0.812cm" svg:x="1.409cm" svg:y="8.363cm"><text:p text:style-name="P81"><text:s/>C = 4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4_0" draw:style-name="gr7" draw:text-style-name="P82" svg:width="1.571cm" svg:height="0.865cm" svg:x="3.314cm" svg:y="3.993cm"><text:p text:style-name="P81">S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4_1" draw:style-name="gr7" draw:text-style-name="P82" svg:width="1.571cm" svg:height="0.865cm" svg:x="3.491cm" svg:y="6.78cm"><text:p text:style-name="P81">T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14_2" draw:style-name="gr8" draw:text-style-name="P82" svg:width="3.617cm" svg:height="1.646cm" svg:x="12.786cm" svg:y="0.46cm"><text:p text:style-name="P81">W = 5000</text:p><text:p text:style-name="P81">Pi = 2000</text:p><text:p text:style-name="P81">Y = W + Pi = 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4_3" draw:style-name="gr7" draw:text-style-name="P82" svg:width="1.571cm" svg:height="0.865cm" svg:x="12.028cm" svg:y="3.747cm"><text:p text:style-name="P81">I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4_4" draw:style-name="gr7" draw:text-style-name="P82" svg:width="1.571cm" svg:height="0.865cm" svg:x="8.906cm" svg:y="8.844cm"><text:p text:style-name="P81">G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4_5" draw:style-name="gr6" draw:text-style-name="P82" svg:width="3.458cm" svg:height="1.43cm" svg:x="13.51cm" svg:y="8.486cm"><text:p text:style-name="P81"><text:s/>C + I + G =</text:p><text:p text:style-name="P81"><text:s/>4300+1400+1300=</text:p><text:p text:style-name="P81">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TD2- Exercice 1 : Le multiplicateur keynésien</text:p>
      <text:p text:style-name="P2"/>
      <text:p text:style-name="P35">A. Quelle est la valeur du multiplicateur si :</text:p>
      <text:p text:style-name="P35"><text:tab/>-La propension marginale à consommer est de 0,5 ?</text:p>
      <text:p text:style-name="P36"><text:tab/></text:p>
      <text:p text:style-name="P36"><text:tab/><text:span text:style-name="T16">1/(1-0,5) = 1/(1/2) = 2</text:span></text:p>
      <text:p text:style-name="P36"/>
      <text:p text:style-name="P39"><text:tab/>Y = C + I <text:s text:c="3"/><text:tab/><text:tab/>où C = C0 + Pmc*Y</text:p>
      <text:p text:style-name="P39"><text:span text:style-name="T18"><text:tab/>Δ</text:span><text:span text:style-name="T17">Y = </text:span><text:span text:style-name="T18">Δ</text:span><text:span text:style-name="T17">C + </text:span><text:span text:style-name="T18">Δ</text:span><text:span text:style-name="T17">I</text:span></text:p>
      <text:p text:style-name="P39"><text:span text:style-name="T17"><text:tab/></text:span><text:span text:style-name="T18">Δ</text:span><text:span text:style-name="T17">Y = </text:span><text:span text:style-name="T18">Δ</text:span><text:span text:style-name="T17">C0 + Pmc*</text:span><text:span text:style-name="T18">Δ</text:span><text:span text:style-name="T17">Y + </text:span><text:span text:style-name="T18">Δ</text:span><text:span text:style-name="T17">I</text:span></text:p>
      <text:p text:style-name="P39"><text:span text:style-name="T17"><text:tab/></text:span><text:span text:style-name="T18">Δ</text:span><text:span text:style-name="T17">Y = Pmc*</text:span><text:span text:style-name="T18">Δ</text:span><text:span text:style-name="T17">Y + </text:span><text:span text:style-name="T18">Δ</text:span><text:span text:style-name="T17">I</text:span></text:p>
      <text:p text:style-name="P39"><text:span text:style-name="T17"><text:tab/></text:span><text:span text:style-name="T18">Δ</text:span><text:span text:style-name="T17">Y(1- Pmc) = </text:span><text:span text:style-name="T18">Δ</text:span><text:span text:style-name="T17">I</text:span></text:p>
      <text:p text:style-name="P39"><text:span text:style-name="T18"><text:tab/>Δ</text:span><text:span text:style-name="T17">Y = 1/(1- Pmc)*</text:span><text:span text:style-name="T18">Δ</text:span><text:span text:style-name="T17">I</text:span></text:p>
      <text:p text:style-name="P39"><text:span text:style-name="T17"><text:tab/></text:span><text:span text:style-name="T18">Δ</text:span><text:span text:style-name="T17">Y = 1/(1- Pmc)*</text:span><text:span text:style-name="T18">Δ</text:span><text:span text:style-name="T17">I</text:span></text:p>
      <text:p text:style-name="P38"/>
      <text:p text:style-name="P38"/>
      <text:p text:style-name="P36"><text:tab/></text:p>
      <text:p text:style-name="P36"><text:tab/>-<text:span text:style-name="T16">La Pmc est de 0,8 ?</text:span></text:p>
      <text:p text:style-name="P36"><text:tab/></text:p>
      <text:p text:style-name="P36"><text:tab/><text:span text:style-name="T16">1/(1-0,8) = 1 / (2/10) = 10/2 = 5</text:span></text:p>
      <text:p text:style-name="P35"><text:tab/></text:p>
      <text:p text:style-name="P35"><text:tab/>C = <text:s/>C0 + Pmc(Yd)</text:p>
      <text:p text:style-name="P35"><text:tab/>Pmc = C/Y</text:p>
      <text:p text:style-name="P35"/>
      <text:p text:style-name="P37">ΔC = Pmc*ΔY</text:p>
      <text:p text:style-name="P35"><text:tab/></text:p>
      <text:p text:style-name="P40">B- Plus la part du propension marginale épargné Pms est eleve et plus la Pmc est faible</text:p>
      <text:p text:style-name="P40">Le revenu disponible qui alimente l’épargne est comme une fuite dans le système</text:p>
      <text:p text:style-name="P40"/>
      <text:p text:style-name="P40"/>
      <text:p text:style-name="P40"/>
      <text:p text:style-name="P40"><text:s/>C- <text:s/><text:span text:style-name="T23"><text:tab/>C = C0 + Pmc*Y</text:span>d </text:p>
      <text:p text:style-name="P40"><text:tab/>C0 : consommation autonome de revenu</text:p>
      <text:p text:style-name="P40"><text:tab/><text:span text:style-name="T24">Yd = Y - T</text:span></text:p>
      <text:p text:style-name="P40"/>
      <text:p text:style-name="P40">Angélina :</text:p>
      <text:p text:style-name="P40"><text:tab/>C<text:span text:style-name="T24">0 </text:span>= <text:span text:style-name="T24">8 000</text:span></text:p>
      <text:p text:style-name="P40"><text:tab/><text:span text:style-name="T24">12 000 = 8 000 + Pmc * 10 000</text:span></text:p>
      <text:p text:style-name="P40"><text:tab/><text:span text:style-name="T24">Pmc = (12 000 – 8 000) / 10 000 = 0,4</text:span></text:p>
      <text:p text:style-name="P40"/>
      <text:p text:style-name="P41">Félicia</text:p>
      <text:p text:style-name="P41"><text:tab/>C0 = 6 500</text:p>
      <text:p text:style-name="P40"><text:tab/><text:span text:style-name="T24">14 500 = 6 500 + Pmc * 10 000</text:span></text:p>
      <text:p text:style-name="P40"><text:tab/><text:span text:style-name="T24">Pmc = (14 500 – 6 500) / 10 000 = 0,8</text:span></text:p>
      <text:p text:style-name="P40"/>
      <text:p text:style-name="P41">Marina<text:tab/></text:p>
      <text:p text:style-name="P41"><text:tab/>C0 = 7 250</text:p>
      <text:p text:style-name="P41"><text:tab/>14 250 = 7 250 + Pmc * 10 000</text:p>
      <text:p text:style-name="P41"><text:tab/>Pmc = <text:s/>(14 250 – 7 250) / 10 000 = 0,7</text:p>
      <text:p text:style-name="P41"/>
      <text:p text:style-name="P3"><text:soft-page-break/>Exercice 3 : Le multiplicateur keynésien</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47">Eventail de revenus</text:p>
          </table:table-cell>
          <table:table-cell table:style-name="Table1.A1" office:value-type="string">
            <text:p text:style-name="P47">Pmc</text:p>
          </table:table-cell>
          <table:table-cell table:style-name="Table1.C1" office:value-type="string">
            <text:p text:style-name="P47">K(multiplicateur)</text:p>
          </table:table-cell>
        </table:table-row>
        <table:table-row table:style-name="Table1.1">
          <table:table-cell table:style-name="Table1.A2" office:value-type="string">
            <text:p text:style-name="P47">0-20 000€</text:p>
          </table:table-cell>
          <table:table-cell table:style-name="Table1.A2" office:value-type="string">
            <text:p text:style-name="P47">0,9</text:p>
          </table:table-cell>
          <table:table-cell table:style-name="Table1.C2" office:value-type="string">
            <text:p text:style-name="P47">1/(1-0,9) = 10</text:p>
          </table:table-cell>
        </table:table-row>
        <table:table-row table:style-name="Table1.1">
          <table:table-cell table:style-name="Table1.A2" office:value-type="string">
            <text:p text:style-name="P47">20 001 – 40 000€</text:p>
          </table:table-cell>
          <table:table-cell table:style-name="Table1.A2" office:value-type="string">
            <text:p text:style-name="P47">0,8</text:p>
          </table:table-cell>
          <table:table-cell table:style-name="Table1.C2" office:value-type="string">
            <text:p text:style-name="P47">1/(1-0,8) = 5</text:p>
          </table:table-cell>
        </table:table-row>
        <table:table-row table:style-name="Table1.1">
          <table:table-cell table:style-name="Table1.A2" office:value-type="string">
            <text:p text:style-name="P47">40 001 – 60 000€</text:p>
          </table:table-cell>
          <table:table-cell table:style-name="Table1.A2" office:value-type="string">
            <text:p text:style-name="P47">0,7</text:p>
          </table:table-cell>
          <table:table-cell table:style-name="Table1.C2" office:value-type="string">
            <text:p text:style-name="P47">1/(1-0,7) = 3,33</text:p>
          </table:table-cell>
        </table:table-row>
        <table:table-row table:style-name="Table1.1">
          <table:table-cell table:style-name="Table1.A2" office:value-type="string">
            <text:p text:style-name="P47">60 001 – 80 000€</text:p>
          </table:table-cell>
          <table:table-cell table:style-name="Table1.A2" office:value-type="string">
            <text:p text:style-name="P47">0,6</text:p>
          </table:table-cell>
          <table:table-cell table:style-name="Table1.C2" office:value-type="string">
            <text:p text:style-name="P47">1/(1-0,6) = 2,5</text:p>
          </table:table-cell>
        </table:table-row>
        <table:table-row table:style-name="Table1.1">
          <table:table-cell table:style-name="Table1.A2" office:value-type="string">
            <text:p text:style-name="P47">≥ 80 001€</text:p>
          </table:table-cell>
          <table:table-cell table:style-name="Table1.A2" office:value-type="string">
            <text:p text:style-name="P47">0,5</text:p>
          </table:table-cell>
          <table:table-cell table:style-name="Table1.C2" office:value-type="string">
            <text:p text:style-name="P47">1/(1-0,6) = 2</text:p>
          </table:table-cell>
        </table:table-row>
      </table:table>
      <text:p text:style-name="P41"/>
      <text:p text:style-name="P42">Chaque euro dépensé augmente le revenu de 10 pour une pmc = 0,9</text:p>
      <text:p text:style-name="P42"/>
      <text:p text:style-name="P42"/>
      <text:p text:style-name="P42">En temps de croissance → baisser les impôts pour les riches</text:p>
      <text:p text:style-name="P42"/>
      <text:p text:style-name="P42">En temps de crise → augmenter le revenu des plus démunies</text:p>
      <text:p text:style-name="P42"/>
      <text:p text:style-name="P42"/>
      <text:p text:style-name="P42">plus les Pmc est élévé plus le multiplicateur est élévé plus la politique de relance <text:span text:style-name="T52">est </text:span>apprécié</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text:soft-page-break/>Exercice 4 : La fonction de consommation keynésienne</text:p>
      <text:p text:style-name="P4"/>
      <text:p text:style-name="P4">C = C0 + Pmc * Y <text:s/>→ C0 = 47 et Pmc = 0,7 c-à-d 70 % du revenu est consommé</text:p>
      <text:p text:style-name="P4"/>
      <text:p text:style-name="P43">Pmc + Pms = 1 → Pms = 0,3 <text:span text:style-name="T52">c-à-d 30 % du revenu est épargné</text:span></text:p>
      <text:p text:style-name="P43">1<text:span text:style-name="T26">) Déterminer la foction d’épargne</text:span></text:p>
      <text:p text:style-name="P43"/>
      <text:p text:style-name="P43">Y = C + S →</text:p>
      <text:p text:style-name="P43">S = Y – C → </text:p>
      <text:p text:style-name="P43">S = <text:s/>Y – (42 + 0,7 Y) = -42 + 0,3Y</text:p>
      <text:p text:style-name="P43"/>
      <text:p text:style-name="P43"><draw:line text:anchor-type="paragraph" draw:z-index="23" draw:name="Shape15" draw:style-name="gr5" draw:text-style-name="P80" svg:x1="5.362cm" svg:y1="0.912cm" svg:x2="5.438cm" svg:y2="7.318cm"><text:p/></draw:line><draw:line text:anchor-type="paragraph" draw:z-index="24" draw:name="Shape16" draw:style-name="gr5" draw:text-style-name="P80" svg:x1="4.247cm" svg:y1="5.089cm" svg:x2="11.447cm" svg:y2="4.974cm"><text:p/></draw:line><draw:line text:anchor-type="paragraph" draw:z-index="25" draw:name="Shape17" draw:style-name="gr5" draw:text-style-name="P80" svg:x1="10.843cm" svg:y1="2.215cm" svg:x2="7.158cm" svg:y2="6.637cm"><text:p/></draw:line><draw:frame text:anchor-type="paragraph" draw:z-index="26" draw:name="Shape18" draw:style-name="gr4" draw:text-style-name="P79" svg:width="0.53cm" svg:height="0.493cm" svg:x="4.833cm" svg:y="4.597cm"><draw:text-box><text:p>0</text:p></draw:text-box></draw:frame><draw:frame text:anchor-type="paragraph" draw:z-index="27" draw:name="Shape19" draw:style-name="gr3" draw:text-style-name="P79" svg:width="0.907cm" svg:height="0.489cm" svg:x="7.8cm" svg:y="4.464cm"><draw:text-box><text:p>140</text:p></draw:text-box></draw:frame><draw:frame text:anchor-type="paragraph" draw:z-index="28" draw:name="Shape20" draw:style-name="gr3" draw:text-style-name="P79" svg:width="0.888cm" svg:height="0.489cm" svg:x="11.183cm" svg:y="4.597cm"><draw:text-box><text:p>Y</text:p></draw:text-box></draw:frame><draw:frame text:anchor-type="paragraph" draw:z-index="29" draw:name="Shape21" draw:style-name="gr2" draw:text-style-name="P79" svg:width="0.909cm" svg:height="0.662cm" svg:x="4.454cm" svg:y="0.591cm"><draw:text-box><text:p>S</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2<text:span text:style-name="T25">) Déterminer la valeur du revenu au seuil de rupture, Représentation graphique</text:span></text:p>
      <text:p text:style-name="P44"/>
      <text:p text:style-name="P44">Seuil de rupture : <text:s/>Y = C ou S = 0</text:p>
      <text:p text:style-name="P44">S=0 → 0 = -42 + 0,3*Y ↔ Y = 42/0,3 = 140</text:p>
      <text:p text:style-name="P44"/>
      <text:p text:style-name="P44"/>
      <text:p text:style-name="P44">3) Donner les valeurs de la propension marginale à consommer (Pmc) et de la propension marginale à épargner (Pms)</text:p>
      <text:p text:style-name="P44"/>
      <text:p text:style-name="P44">Pmc + Pms = 1 ↔ Pmc = 0,7 et Pms = 0,3</text:p>
      <text:p text:style-name="P44"/>
      <text:p text:style-name="P44">4) Définier la propension moyenne à consommer : Part du revenu qui est consommé</text:p>
      <text:p text:style-name="P44"/>
      <text:p text:style-name="P44">5)</text:p>
      <table:table table:name="Table2" table:style-name="Table2">
        <table:table-column table:style-name="Table2.A" table:number-columns-repeated="3"/>
        <table:table-column table:style-name="Table2.D"/>
        <table:table-row table:style-name="TableLine94361042078128">
          <table:table-cell table:style-name="Table2.A1" office:value-type="string">
            <text:p text:style-name="P48">Y</text:p>
          </table:table-cell>
          <table:table-cell table:style-name="Table2.A1" office:value-type="string">
            <text:p text:style-name="P48">150</text:p>
          </table:table-cell>
          <table:table-cell table:style-name="Table2.A1" office:value-type="string">
            <text:p text:style-name="P48">200</text:p>
          </table:table-cell>
          <table:table-cell table:style-name="Table2.D1" office:value-type="string">
            <text:p text:style-name="P48">250</text:p>
          </table:table-cell>
        </table:table-row>
        <table:table-row table:style-name="TableLine94361041410672">
          <table:table-cell table:style-name="Table2.A2" office:value-type="string">
            <text:p text:style-name="P48">C</text:p>
          </table:table-cell>
          <table:table-cell table:style-name="Table2.A2" office:value-type="string">
            <text:p text:style-name="P48">147</text:p>
          </table:table-cell>
          <table:table-cell table:style-name="Table2.A2" office:value-type="string">
            <text:p text:style-name="P48">182</text:p>
          </table:table-cell>
          <table:table-cell table:style-name="Table2.D2" office:value-type="string">
            <text:p text:style-name="P48">217</text:p>
          </table:table-cell>
        </table:table-row>
        <table:table-row table:style-name="TableLine94361041413824">
          <table:table-cell table:style-name="Table2.A2" office:value-type="string">
            <text:p text:style-name="P48">S = Y - C</text:p>
          </table:table-cell>
          <table:table-cell table:style-name="Table2.A2" office:value-type="string">
            <text:p text:style-name="P48">3</text:p>
          </table:table-cell>
          <table:table-cell table:style-name="Table2.A2" office:value-type="string">
            <text:p text:style-name="P48">18</text:p>
          </table:table-cell>
          <table:table-cell table:style-name="Table2.D2" office:value-type="string">
            <text:p text:style-name="P48">33</text:p>
          </table:table-cell>
        </table:table-row>
        <table:table-row table:style-name="TableLine94361041418320">
          <table:table-cell table:style-name="Table2.A2" office:value-type="string">
            <text:p text:style-name="P48">PMC</text:p>
          </table:table-cell>
          <table:table-cell table:style-name="Table2.A2" office:value-type="string">
            <text:p text:style-name="P48">0.98</text:p>
          </table:table-cell>
          <table:table-cell table:style-name="Table2.A2" office:value-type="string">
            <text:p text:style-name="P48">0.91</text:p>
          </table:table-cell>
          <table:table-cell table:style-name="Table2.D2" office:value-type="string">
            <text:p text:style-name="P48">0.868</text:p>
          </table:table-cell>
        </table:table-row>
        <table:table-row table:style-name="TableLine94361041425776">
          <table:table-cell table:style-name="Table2.A2" office:value-type="string">
            <text:p text:style-name="P48">PMS = 1 - PMC</text:p>
          </table:table-cell>
          <table:table-cell table:style-name="Table2.A2" office:value-type="string">
            <text:p text:style-name="P48">0.02</text:p>
          </table:table-cell>
          <table:table-cell table:style-name="Table2.A2" office:value-type="string">
            <text:p text:style-name="P48">0.09</text:p>
          </table:table-cell>
          <table:table-cell table:style-name="Table2.D2" office:value-type="string">
            <text:p text:style-name="P48">0.132</text:p>
          </table:table-cell>
        </table:table-row>
      </table:table>
      <text:p text:style-name="P44"/>
      <text:p text:style-name="P44"/>
      <text:p text:style-name="P44"><text:soft-page-break/></text:p>
      <text:p text:style-name="P44">6)</text:p>
      <text:p text:style-name="P44">Quand le revenu augmente la pmc augmente et la pms diminue</text:p>
      <text:p text:style-name="P44"/>
      <text:p text:style-name="P44">On va cibler les ménages au revenu les plus modeste</text:p>
      <text:p text:style-name="P44"/>
      <text:p text:style-name="P44">7) Quel est le montant de la consommation si le revenu est égal à 120 ?</text:p>
      <text:p text:style-name="P44"/>
      <text:p text:style-name="P44">C = 42 + 0,7 * 120 <text:span text:style-name="T27">= 126</text:span></text:p>
      <text:p text:style-name="P45">S = Y – C <text:s/>= 6</text:p>
      <text:p text:style-name="P44"/>
      <text:p text:style-name="P44">Le revenu est insufisant pour satisfaire tous le besoins de consommatio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Exercice 5 : Modèle keynésien à deux agents</text:p>
      <text:p text:style-name="P45"/>
      <text:p text:style-name="P45">C = cY + C0</text:p>
      <text:p text:style-name="P45">C = C0 + Pmc * Y</text:p>
      <text:p text:style-name="P45"/>
      <text:p text:style-name="P45">c=Pmc=0,8</text:p>
      <text:p text:style-name="P45">C0 = 50</text:p>
      <text:p text:style-name="P45">I0 = 10 On suppose un investissement autonome(En réalité l’investissement dépend du taux d’intérêt : r) I = f(r)</text:p>
      <text:p text:style-name="P45"/>
      <text:p text:style-name="P45">1) Déterminez la valeur du revenu d’équilibre</text:p>
      <text:p text:style-name="P45">revenu = consommation + investissement</text:p>
      <text:p text:style-name="P45">Y = C + I</text:p>
      <text:p text:style-name="P45">offre globale = demande globale</text:p>
      <text:p text:style-name="P45">OG = DG</text:p>
      <text:p text:style-name="P45"/>
      <text:p text:style-name="P45">Y = c*Y + C0 +I0 = 0,8*Y + 50 + 10 ↔ Y* = 60 /(1-0,8) = 300</text:p>
      <text:p text:style-name="P45"/>
      <text:p text:style-name="P45"/>
      <text:p text:style-name="P45"/>
      <text:p text:style-name="P45">2) Calculez la valeur du multiplicateur d’investissement et en donnez une interprétation.</text:p>
      <text:p text:style-name="P45"/>
      <text:p text:style-name="P45">Y = C + I ↔ <text:span text:style-name="T18">Δ</text:span><text:span text:style-name="T17">Y = <text:s/></text:span><text:span text:style-name="T18">Δ</text:span><text:span text:style-name="T17">C + </text:span><text:span text:style-name="T18">Δ</text:span><text:span text:style-name="T17">I ↔ </text:span><text:span text:style-name="T18">Δ</text:span><text:span text:style-name="T17">Y = </text:span><text:span text:style-name="T18">Δ</text:span><text:span text:style-name="T17">C0 + Pmc * </text:span><text:span text:style-name="T18">Δ</text:span><text:span text:style-name="T17">Y + </text:span><text:span text:style-name="T18">Δ</text:span><text:span text:style-name="T17">I</text:span></text:p>
      <text:p text:style-name="P45"><text:span text:style-name="T17"><text:tab/><text:tab/><text:tab/> <text:s text:c="10"/>↔ (1-Pmc) * </text:span><text:span text:style-name="T18">Δ</text:span><text:span text:style-name="T17">Y = </text:span><text:span text:style-name="T18">Δ</text:span><text:span text:style-name="T17">I</text:span></text:p>
      <text:p text:style-name="P45"><text:span text:style-name="T17"><text:tab/><text:tab/><text:tab/> <text:s text:c="10"/>↔ </text:span><text:span text:style-name="T18">Δ</text:span><text:span text:style-name="T17">Y = 1/(1-Pmc) * </text:span><text:span text:style-name="T18">Δ</text:span><text:span text:style-name="T17">I</text:span></text:p>
      <text:p text:style-name="P49"/>
      <text:p text:style-name="P45"><text:span text:style-name="T17">→ K = 1/(1-Pmc) = </text:span><text:span text:style-name="T19">1/(1-0,8) = 1/(0,2) = 1/(2/10) = 10/2 = 5</text:span></text:p>
      <text:p text:style-name="P49"/>
      <text:p text:style-name="P49">Chaque euro depensé par les entreprise genére 5€ de revenu globale <text:s/></text:p>
      <text:p text:style-name="P45"><text:span text:style-name="T17">Le multiplicateur nous indique de combien varie </text:span><text:span text:style-name="T19">le revenu si l’investissement varie d’une unité</text:span></text:p>
      <text:p text:style-name="P50"/>
      <text:p text:style-name="P50"/>
      <text:p text:style-name="P50"/>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Exercice 6 : Modèle keynésien à trois agents</text:p>
      <text:p text:style-name="P51"/>
      <text:p text:style-name="P51">1) Commentez le modèle.</text:p>
      <text:p text:style-name="P51"><text:s/>L’investissement des entrepriset et les dépenses publiques sont exogènes : qui ne depend d’aucune variable/ paramètre</text:p>
      <text:p text:style-name="P46"><text:span text:style-name="T17">I</text:span><text:span text:style-name="T29">0 </text:span><text:span text:style-name="T36">et G</text:span><text:span text:style-name="T29">0</text:span></text:p>
      <text:p text:style-name="P51"/>
      <text:p text:style-name="P46"><text:span text:style-name="T17">C = c*Y</text:span><text:span text:style-name="T29">d</text:span><text:span text:style-name="T17"> + C</text:span><text:span text:style-name="T30">0</text:span><text:span text:style-name="T17"> (où Yd est le revenu disponible Y</text:span><text:span text:style-name="T29">d</text:span><text:span text:style-name="T17">=</text:span><text:span text:style-name="T22">Y-T</text:span><text:span text:style-name="T17"> </text:span><text:span text:style-name="T20">et c = 1/1-Pmc</text:span><text:span text:style-name="T17">)</text:span></text:p>
      <text:p text:style-name="P51"/>
      <text:p text:style-name="P51">la fonction d’imposition T = t*Y (où t est le taux d’imposition)</text:p>
      <text:p text:style-name="P51"/>
      <text:p text:style-name="P51">2) Donnez l’équation d’équilibre du revenu national.</text:p>
      <text:p text:style-name="P53">L’offre globale est reprensenter par le revenu ou le pib</text:p>
      <text:p text:style-name="P53">La demande globale est representer par les 3 agents, la consommation l’investissement des entreprises et les dépenses publiques</text:p>
      <text:p text:style-name="P53"/>
      <text:p text:style-name="P53">OG = DG ↔ Y = C + I<text:span text:style-name="T28">0</text:span><text:span text:style-name="T35"> + G</text:span><text:span text:style-name="T28">0</text:span><text:span text:style-name="T35"> ↔ Y = <text:s/></text:span><text:span text:style-name="T37">c*Y</text:span><text:span text:style-name="T31">d</text:span><text:span text:style-name="T37"> + C</text:span><text:span text:style-name="T28">0 </text:span><text:span text:style-name="T35">+ I</text:span><text:span text:style-name="T28">0</text:span><text:span text:style-name="T35"> + G</text:span><text:span text:style-name="T28">0</text:span><text:span text:style-name="T35"> ↔ </text:span><text:span text:style-name="T28"><text:s/></text:span><text:span text:style-name="T35">Y =</text:span><text:span text:style-name="T37"> c*</text:span><text:span text:style-name="T35">(</text:span><text:span text:style-name="T37">Y – T</text:span><text:span text:style-name="T35">) + <text:s/></text:span><text:span text:style-name="T37">C</text:span><text:span text:style-name="T28">0 </text:span><text:span text:style-name="T35">+ I</text:span><text:span text:style-name="T28">0</text:span><text:span text:style-name="T35"> + G</text:span><text:span text:style-name="T28">0</text:span></text:p>
      <text:p text:style-name="P51"/>
      <text:p text:style-name="P54">→<text:span text:style-name="T42"> </text:span><text:span text:style-name="T38">Y =</text:span><text:span text:style-name="T35"> c*Y* </text:span><text:span text:style-name="T38">(1</text:span><text:span text:style-name="T35">– t</text:span><text:span text:style-name="T38">) + <text:s/></text:span><text:span text:style-name="T35">C</text:span><text:span text:style-name="T32">0 </text:span><text:span text:style-name="T38">+ I</text:span><text:span text:style-name="T32">0</text:span><text:span text:style-name="T38"> + G</text:span><text:span text:style-name="T32">0 <text:s/></text:span><text:span text:style-name="T38">↔ <text:s/>Y (1 – c + c*t)=</text:span><text:span text:style-name="T35"> </text:span><text:span text:style-name="T38"><text:s/>+ <text:s/></text:span><text:span text:style-name="T35">C</text:span><text:span text:style-name="T32">0 </text:span><text:span text:style-name="T38">+ I</text:span><text:span text:style-name="T32">0</text:span><text:span text:style-name="T38"> + G</text:span><text:span text:style-name="T32">0</text:span></text:p>
      <text:p text:style-name="P54"><text:span text:style-name="T32"/></text:p>
      <text:p text:style-name="P54"><text:span text:style-name="T38">Y = <text:s/>[ C</text:span><text:span text:style-name="T32">0 </text:span><text:span text:style-name="T38">+ I</text:span><text:span text:style-name="T32">0</text:span><text:span text:style-name="T38"> + G</text:span><text:span text:style-name="T32">0</text:span><text:span text:style-name="T38">]/(1-Pmc+Pmc*t)</text:span></text:p>
      <text:p text:style-name="P54"><text:span text:style-name="T38"/></text:p>
      <text:p text:style-name="P55"><text:span text:style-name="T35">avec </text:span></text:p>
      <text:p text:style-name="P55"><text:span text:style-name="T35"><text:tab/>pmc = 0,8</text:span></text:p>
      <text:p text:style-name="P55"><text:span text:style-name="T35"><text:tab/>C</text:span><text:span text:style-name="T28">0 </text:span><text:span text:style-name="T35">= 100</text:span></text:p>
      <text:p text:style-name="P55"><text:span text:style-name="T35"><text:tab/>I</text:span><text:span text:style-name="T28">0</text:span><text:span text:style-name="T35"> = 300</text:span></text:p>
      <text:p text:style-name="P54"><text:span text:style-name="T38"><text:tab/>G</text:span><text:span text:style-name="T32">0 </text:span><text:span text:style-name="T38">=400</text:span></text:p>
      <text:p text:style-name="P55"><text:span text:style-name="T35"><text:tab/>t = 0,25</text:span></text:p>
      <text:p text:style-name="P55"><text:span text:style-name="T35"/></text:p>
      <text:p text:style-name="Standard"/>
      <text:p text:style-name="P54"><text:span text:style-name="T38"/></text:p>
      <text:p text:style-name="P54"><text:span text:style-name="T38"/></text:p>
      <text:p text:style-name="P54"><text:span text:style-name="T38">Revenu d’équilibre : 2000€</text:span></text:p>
      <text:p text:style-name="P55"><text:span text:style-name="T35">Impôt : 500€</text:span></text:p>
      <text:p text:style-name="P55"><text:span text:style-name="T35">revenu disponible : 1500€</text:span></text:p>
      <text:p text:style-name="P55"><text:span text:style-name="T35">Consommation : 1300€</text:span></text:p>
      <text:p text:style-name="P55"><text:span text:style-name="T35">Epargne : 200€</text:span></text:p>
      <text:p text:style-name="P55"><text:span text:style-name="T35"/></text:p>
      <text:p text:style-name="P55"><text:span text:style-name="T35">Y* = (100 + 300 + 400)/(1-0,8 + 0,8*0,25) = 800 / (0,2 + 0,2) <text:s/>= 800 / 40 / 100 = 80000/40 = 8000/4 = 2000€</text:span></text:p>
      <text:p text:style-name="P55"><text:span text:style-name="T35">T = t*Y = 0,25 * 2000 = 500€</text:span></text:p>
      <text:p text:style-name="P55"><text:span text:style-name="T35">Y</text:span><text:span text:style-name="T28">d</text:span><text:span text:style-name="T35">= Y – T = 1500€</text:span></text:p>
      <text:p text:style-name="P55"><text:span text:style-name="T35">C = 100 + 0,8* 1500 = 1300€</text:span></text:p>
      <text:p text:style-name="P55"><text:span text:style-name="T35">S = Y – C =2000-1300= 200€</text:span></text:p>
      <text:p text:style-name="P55"><text:span text:style-name="T35"/></text:p>
      <text:p text:style-name="P55"><text:span text:style-name="T35"/></text:p>
      <text:p text:style-name="P55"><text:span text:style-name="T35"/></text:p>
      <text:p text:style-name="P55"><text:span text:style-name="T35"/></text:p>
      <text:p text:style-name="P55"><text:span text:style-name="T35"/></text:p>
      <text:p text:style-name="P55"><text:span text:style-name="T35"/></text:p>
      <table:table table:name="Table3" table:style-name="Table3">
        <table:table-column table:style-name="Table3.A"/>
        <table:table-column table:style-name="Table3.B"/>
        <text:soft-page-break/>
        <table:table-row table:style-name="TableLine94361074409552">
          <table:table-cell table:style-name="Table3.A1" office:value-type="string">
            <text:p text:style-name="P76">Modèle à 2 agents</text:p>
          </table:table-cell>
          <table:table-cell table:style-name="Table3.B1" office:value-type="string">
            <text:p text:style-name="P76">Modèle à 3 agents</text:p>
          </table:table-cell>
        </table:table-row>
        <table:table-row table:style-name="TableLine94361074409552">
          <table:table-cell table:style-name="Table3.A2" office:value-type="string">
            <text:p text:style-name="P74"><text:span text:style-name="T21">K = 1(1-pmc) = 5 </text:span></text:p>
            <text:p text:style-name="P77"><text:span text:style-name="T21">d</text:span></text:p>
            <text:p text:style-name="P74"><text:span text:style-name="T21">Interpretation :</text:span></text:p>
            <text:p text:style-name="P74"><text:span text:style-name="T21">1 euro depensé génere a 5 euro de revenu global</text:span></text:p>
          </table:table-cell>
          <table:table-cell table:style-name="Table3.B2" office:value-type="string">
            <text:p text:style-name="P75"><text:s/><text:span text:style-name="T51">K = ?</text:span></text:p>
            <text:p text:style-name="P76">On raisonne en variation</text:p>
            <text:p text:style-name="P69">Y = C + I <text:span text:style-name="T51">+ G</text:span> <text:tab/><text:tab/>où C = C0 + Pmc*Y</text:p>
            <text:p text:style-name="P61"><text:span text:style-name="T16"><text:tab/>Δ</text:span>Y = <text:span text:style-name="T16">Δ</text:span>C + <text:span text:style-name="T16">Δ</text:span>I <text:span text:style-name="T51">+ </text:span><text:span text:style-name="T16">Δ</text:span><text:span text:style-name="T51">G</text:span></text:p>
            <text:p text:style-name="P62">K = <text:s/>1/(1 – Pmc + Pmc*t) = 2,5</text:p>
            <text:p text:style-name="P62"/>
            <text:p text:style-name="P62">Chaque euro depensé génere 2 ,5 euros de revenu global</text:p>
            <text:p text:style-name="P62"/>
            <text:p text:style-name="P70"><text:span text:style-name="T44">Le multiplicateur est plus faible car l’état prélève des d’impôt, cette fraction du revenu n’est pas consommé, les agents ne consomment plus 80 % du revenu global (Pmc) mais 80 % de leurs revenu disponible (80 % de 75 % du revenu donc 60 % du revenu car taux d’imposition = 0,25).</text:span></text:p>
            <text:p text:style-name="P70"><text:span text:style-name="T44"/></text:p>
            <text:p text:style-name="P73"><text:span text:style-name="T43">Si les entreprises et les ménages ont a déficit alors l’état aura un excédant et inversement</text:span></text:p>
            <text:p text:style-name="P73"><text:span text:style-name="T43">Globalement on aura toujours un équilibre macro économique global</text:span></text:p>
            <text:p text:style-name="P73"><text:span text:style-name="T43">« Si un pays est en déficit le reste du monde est excédant et inversement ».</text:span></text:p>
            <text:p text:style-name="P76"/>
          </table:table-cell>
        </table:table-row>
      </table:table>
      <text:p text:style-name="P55"><text:span text:style-name="T35"/></text:p>
      <text:p text:style-name="P56"><text:span text:style-name="T39">5-</text:span><text:span text:style-name="T35">Budget = <text:s/>Recettes – Depenses = T – G </text:span><text:span text:style-name="T39">= 500 – 400 = 100 → CDF</text:span></text:p>
      <text:p text:style-name="P56"><text:span text:style-name="T35">Les recettes de l’état sont les impôts et les dépenses sont les dépenses publiques</text:span></text:p>
      <text:p text:style-name="P56"><text:span text:style-name="T35"/></text:p>
      <text:p text:style-name="P56"><text:span text:style-name="T35"/></text:p>
      <text:p text:style-name="P57"><text:span text:style-name="T35">L’état degage une capacité de financement (excédent budgétaire) à l’inverse les agents privés dégagent un besoin de financement (déficit budgétaire).</text:span></text:p>
      <text:p text:style-name="P57"><text:span text:style-name="T35">Agents  privés : S-I = 200 – 300 = -100 <text:s/>→ BDF</text:span></text:p>
      <text:p text:style-name="P57"><text:span text:style-name="T35"/></text:p>
      <text:p text:style-name="P57"><text:span text:style-name="T35">De manière globale on a un équilibre financier réalisé puisque la capacité de financement de l’état couvre /finance le besoin des financement des agents privés. L’epargne des ménages est insuffisance pour financer l’investissement des entreprises, c’est donc l’épargne de l’état qui permet de financer le reste de l’investissement.</text:span></text:p>
      <text:p text:style-name="P57"><text:span text:style-name="T35"/></text:p>
      <text:p text:style-name="P57"><text:span text:style-name="T35">6-Politique expantionniste, on augmente les dépenses publiques</text:span></text:p>
      <text:p text:style-name="P57"><text:span text:style-name="T35"/></text:p>
      <text:p text:style-name="P57"><text:span text:style-name="T35"><text:tab/>Y</text:span><text:span text:style-name="T28">k </text:span><text:span text:style-name="T35">= 2500 <text:s/>De combien doivent augmenter les dépenses publiques</text:span></text:p>
      <text:p text:style-name="P57"><text:span text:style-name="T35"><text:tab/>Y* = 2000</text:span></text:p>
      <text:p text:style-name="P57"><text:span text:style-name="T35"><text:tab/>→ </text:span><text:span text:style-name="T40">Δ</text:span><text:span text:style-name="T35">Y = 500</text:span></text:p>
      <text:p text:style-name="P57"><text:span text:style-name="T35"><text:tab/> Or : </text:span><text:span text:style-name="T40">Δ</text:span><text:span text:style-name="T35">Y = K * </text:span><text:span text:style-name="T40">Δ</text:span><text:span text:style-name="T35">G</text:span></text:p>
      <text:p text:style-name="P57"><text:span text:style-name="T35"><text:tab/>→ </text:span><text:span text:style-name="T40">Δ</text:span><text:span text:style-name="T35">G = 500/2,5 = 200</text:span></text:p>
      <text:p text:style-name="P57"><text:span text:style-name="T35">Les dépenses publiques doivent augmenter de 200€ pour atteindre le plein-emploi.</text:span></text:p>
      <text:p text:style-name="P57"><text:span text:style-name="T35"/></text:p>
      <text:p text:style-name="P60"><text:span text:style-name="T35"/></text:p>
      <text:p text:style-name="P60"><text:soft-page-break/><text:span text:style-name="T35"/></text:p>
      <text:p text:style-name="P57"><text:span text:style-name="T35"><text:s/>7- Les conséquences de cette hause sur le budget de l’état ?</text:span></text:p>
      <text:p text:style-name="P57"><text:span text:style-name="T35">Les recettes vont être impactés par cette hausse</text:span></text:p>
      <text:p text:style-name="P57"><text:span text:style-name="T35"/></text:p>
      <text:p text:style-name="P58"><text:span text:style-name="T35">T = t*Y = 0,25 * 2500 = 625€</text:span></text:p>
      <text:p text:style-name="P58"><text:span text:style-name="T35"/></text:p>
      <text:p text:style-name="P59"><text:span text:style-name="T35">Nouveau solde budgétaire : </text:span></text:p>
      <text:p text:style-name="P60"><text:span text:style-name="T35">Budget = Impôts – depenses publiques</text:span></text:p>
      <text:p text:style-name="P59"><text:span text:style-name="T41">Budget = </text:span><text:span text:style-name="T35">T – G = T - ( G0 + </text:span><text:span text:style-name="T40">Δ</text:span><text:span text:style-name="T35">G ) = 625 – (400 + 200) = 25€</text:span></text:p>
      <text:p text:style-name="P59"><text:span text:style-name="T35"/></text:p>
      <text:p text:style-name="P60"><text:span text:style-name="T35">Actuellement l’état français dépense plus de ce qu’il en a (déficit budgétaire)</text:span></text:p>
      <text:p text:style-name="P60"><text:span text:style-name="T35">Et l’Allemagne depense moins de ce qu’elle en a (excédant budgetaire)</text:span></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pan text:style-name="T35"/></text:p>
      <text:p text:style-name="P60"><text:soft-page-break/><text:span text:style-name="T35">Exercice 7 : 4 agents</text:span></text:p>
      <text:p text:style-name="P60"><text:span text:style-name="T35"/></text:p>
      <text:p text:style-name="P60"><text:span text:style-name="T35">C = C</text:span><text:span text:style-name="T28">0</text:span><text:span text:style-name="T35"> + <text:s/>Pmc * <text:s/>Y</text:span><text:span text:style-name="T28">d</text:span></text:p>
      <text:p text:style-name="P60"><text:span text:style-name="T35">T = t*Y</text:span></text:p>
      <text:p text:style-name="P60"><text:span text:style-name="T35">n : Propension marginale à importer</text:span></text:p>
      <text:p text:style-name="P60"><text:span text:style-name="T35">M = F(Y)</text:span></text:p>
      <text:p text:style-name="P60"><draw:custom-shape text:anchor-type="paragraph" draw:z-index="30" draw:name="Shape22" draw:style-name="gr1" draw:text-style-name="P78" svg:width="0.152cm" svg:height="1.417cm" svg:x="1.653cm" svg:y="0.051cm"><text:p/><draw:enhanced-geometry svg:viewBox="0 0 21600 21600" draw:glue-points="21600 0 0 10800 21600 21600" draw:text-areas="13800 ?f9 21600 ?f10" draw:mirror-horizontal="true" draw:type="left-brace" draw:modifiers="1800 12111.864406779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5">I = I</text:span><text:span text:style-name="T28">0</text:span></text:p>
      <text:p text:style-name="P63">G = G<text:span text:style-name="T28">0<text:tab/><text:tab/></text:span>→<text:span text:style-name="T54"> </text:span><text:span text:style-name="T50">Exogènes </text:span><text:span text:style-name="T55">(ne dépend d’aucun paramètre)</text:span></text:p>
      <text:p text:style-name="P63">X = X<text:span text:style-name="T28">0</text:span></text:p>
      <text:p text:style-name="P67">Y<text:span text:style-name="T28">d</text:span>=<text:span text:style-name="T54">Y-T</text:span></text:p>
      <text:p text:style-name="P68">( Exportation – Importation ) = X – M ↔ X<text:span text:style-name="T28">0 </text:span>- M </text:p>
      <text:p text:style-name="P64">1- Fonction d’importation M = n * Y </text:p>
      <text:p text:style-name="P64">Y = M/n</text:p>
      <text:p text:style-name="P64"/>
      <text:p text:style-name="P64">2-Déterminer le revenu d’équilibre OG= <text:s/>DG</text:p>
      <text:p text:style-name="P66">Y = C + I<text:span text:style-name="T28">0</text:span> + G<text:span text:style-name="T28">0</text:span> <text:s/>- <text:span text:style-name="T54">M ↔ Y = </text:span><text:span text:style-name="T53">C</text:span><text:span text:style-name="T34">0</text:span><text:span text:style-name="T53"> + <text:s/>Pmc * <text:s/>Y</text:span><text:span text:style-name="T34">d </text:span>+ I<text:span text:style-name="T28">0</text:span> + G<text:span text:style-name="T28">0</text:span> <text:s/>- <text:span text:style-name="T54">M</text:span></text:p>
      <text:p text:style-name="P66"><text:tab/><text:tab/><text:tab/><text:span text:style-name="T54">Y = </text:span><text:span text:style-name="T53">C</text:span><text:span text:style-name="T34">0</text:span><text:span text:style-name="T53"> + <text:s/>Pmc * <text:s/></text:span><text:span text:style-name="T54">(Y-T)</text:span><text:span text:style-name="T34"> </text:span>+ I<text:span text:style-name="T28">0</text:span> + G<text:span text:style-name="T28">0</text:span> <text:s/>- <text:span text:style-name="T54">n*Y</text:span></text:p>
      <text:p text:style-name="P66"><text:tab/><text:tab/><text:tab/><text:span text:style-name="T54">Y = </text:span><text:span text:style-name="T53">C</text:span><text:span text:style-name="T34">0</text:span><text:span text:style-name="T53"> + <text:s/>Pmc * <text:s/></text:span><text:span text:style-name="T54">(1-</text:span><text:span text:style-name="T53">t</text:span><text:span text:style-name="T54">)</text:span><text:span text:style-name="T53">* Y </text:span><text:span text:style-name="T34"><text:s/></text:span>+ I<text:span text:style-name="T28">0</text:span> + G<text:span text:style-name="T28">0</text:span> <text:s/>- <text:span text:style-name="T54">n*Y</text:span></text:p>
      <text:p text:style-name="P66"><text:tab/><text:tab/><text:tab/><text:span text:style-name="T54">Y (1 + n -Pmc(1 – t)) =</text:span><text:span text:style-name="T53">C</text:span><text:span text:style-name="T34">0</text:span><text:span text:style-name="T53"> </text:span>+ I<text:span text:style-name="T28">0</text:span> + G<text:span text:style-name="T28">0</text:span></text:p>
      <text:p text:style-name="P66"><text:span text:style-name="T28"><text:tab/><text:tab/><text:tab/></text:span><text:span text:style-name="T54">Y = </text:span><text:span text:style-name="T53">C</text:span><text:span text:style-name="T34">0</text:span><text:span text:style-name="T53"> </text:span>+ I<text:span text:style-name="T28">0</text:span> + G<text:span text:style-name="T28">0</text:span> <text:s/><text:span text:style-name="T54">+ X</text:span><text:span text:style-name="T33">0</text:span> <text:s/>/ <text:span text:style-name="T54">(1 + n -Pmc1 + Pmc*t)</text:span></text:p>
      <text:p text:style-name="P66"/>
      <text:p text:style-name="P66"><text:tab/><text:span text:style-name="T54">Ainsi K = 1/(1 + n -Pmc1 + Pmc*t)</text:span></text:p>
      <text:p text:style-name="P66"><text:tab/><text:tab/></text:p>
      <text:p text:style-name="P66"/>
      <text:p text:style-name="P64">Equation d ‘équilibre ou équation macro économique</text:p>
      <text:p text:style-name="P64"/>
      <text:p text:style-name="P64">Pmc = 0,8</text:p>
      <text:p text:style-name="P64">C<text:span text:style-name="T28">0</text:span> = 100</text:p>
      <text:p text:style-name="P64"><text:s/>I<text:span text:style-name="T28">0</text:span> = 300</text:p>
      <text:p text:style-name="P64">G<text:span text:style-name="T28">0</text:span> = 400</text:p>
      <text:p text:style-name="P64">X<text:span text:style-name="T28">0</text:span> = 200</text:p>
      <text:p text:style-name="P64">t = 0,25</text:p>
      <text:p text:style-name="P64">n = 0,4</text:p>
      <text:p text:style-name="P64"/>
      <text:p text:style-name="P65"><text:s/>→<text:span text:style-name="T58"> K = 1/(1+0,4-0,8+0,8*0,25) = 1/0,8 = 10/8 = 5/4 = 1,25</text:span></text:p>
      <text:p text:style-name="P71"><text:span text:style-name="T46"><text:s/>→ Y* = </text:span><text:span text:style-name="T56">=(100+300+400+200) / (1+0,4 - 0,8 + 0,8*0,25) </text:span><text:span text:style-name="T57">= 1250€</text:span></text:p>
      <text:p text:style-name="P64"/>
      <text:p text:style-name="P72"><text:span text:style-name="T47"><text:s/></text:span><text:span text:style-name="T45">T = t*Y = 0,25 * </text:span><text:span text:style-name="T48">1250</text:span><text:span text:style-name="T45"> = </text:span><text:span text:style-name="T48">312,5</text:span><text:span text:style-name="T45">€</text:span></text:p>
      <text:p text:style-name="P72"><text:span text:style-name="T45">Y</text:span><text:span text:style-name="T49">d</text:span><text:span text:style-name="T45">= Y – T = </text:span><text:span text:style-name="T48">937,5</text:span><text:span text:style-name="T45">€</text:span></text:p>
      <text:p text:style-name="P72"><text:span text:style-name="T45">C = 100 + 0,8* </text:span><text:span text:style-name="T48">937,5</text:span><text:span text:style-name="T45"> = </text:span><text:span text:style-name="T48">850</text:span><text:span text:style-name="T45">€</text:span></text:p>
      <text:p text:style-name="P72"><text:span text:style-name="T45">S = Y – C =</text:span><text:span text:style-name="T48">1250</text:span><text:span text:style-name="T45">-1300= </text:span><text:span text:style-name="T48">87,5</text:span><text:span text:style-name="T4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c9211e" officeooo:rsid="0007e653" officeooo:paragraph-rsid="000dcd36"/>
    </style:style>
    <style:style style:name="MT1" style:family="text">
      <style:text-properties officeooo:rsid="000dcd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Fond<text:span text:style-name="MT1">amentaux de la</text:span> macro-économi<text:span text:style-name="MT1">e</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4:28.495667413</meta:creation-date>
    <dc:date>2021-10-11T11:39:18.665403830</dc:date>
    <meta:editing-duration>PT8H13M45S</meta:editing-duration>
    <meta:editing-cycles>20</meta:editing-cycles>
    <meta:generator>LibreOffice/6.4.7.2$Linux_X86_64 LibreOffice_project/40$Build-2</meta:generator>
    <meta:document-statistic meta:table-count="3" meta:image-count="0" meta:object-count="0" meta:page-count="14" meta:paragraph-count="332" meta:word-count="3033" meta:character-count="16282" meta:non-whitespace-character-count="13370"/>
  </office:meta>
</office:document-meta>
</file>